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automatic-styles>
    <style:style style:name="Tabela1" style:family="table">
      <style:table-properties style:width="16.764cm" fo:margin-left="-0.734cm" fo:margin-top="0cm" fo:margin-bottom="0cm" table:align="left" style:writing-mode="page"/>
    </style:style>
    <style:style style:name="Tabela1.A" style:family="table-column">
      <style:table-column-properties style:column-width="4.055cm"/>
    </style:style>
    <style:style style:name="Tabela1.B" style:family="table-column">
      <style:table-column-properties style:column-width="2.034cm"/>
    </style:style>
    <style:style style:name="Tabela1.C" style:family="table-column">
      <style:table-column-properties style:column-width="6.616cm"/>
    </style:style>
    <style:style style:name="Tabela1.D" style:family="table-column">
      <style:table-column-properties style:column-width="4.05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ela2" style:family="table">
      <style:table-properties style:width="14.446cm" fo:margin-left="0.753cm" fo:margin-top="0cm" fo:margin-bottom="0cm" table:align="left" style:writing-mode="page"/>
    </style:style>
    <style:style style:name="Tabela2.A" style:family="table-column">
      <style:table-column-properties style:column-width="5.235cm"/>
    </style:style>
    <style:style style:name="Tabela2.B" style:family="table-column">
      <style:table-column-properties style:column-width="9.2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ela2.B1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ela2.2" style:family="table-row">
      <style:table-row-properties style:min-row-height="0.854cm" fo:keep-together="auto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ela2.B2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ela2.3" style:family="table-row">
      <style:table-row-properties style:min-row-height="2.314cm" fo:keep-together="auto"/>
    </style:style>
    <style:style style:name="Tabela2.B3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75pt solid #000000" fo:border-bottom="1.5pt solid #000000">
        <style:background-image/>
      </style:table-cell-properties>
    </style:style>
    <style:style style:name="Tabela3" style:family="table">
      <style:table-properties style:width="14.446cm" fo:margin-left="0.753cm" fo:margin-top="0cm" fo:margin-bottom="0cm" table:align="left" style:writing-mode="page"/>
    </style:style>
    <style:style style:name="Tabela3.A" style:family="table-column">
      <style:table-column-properties style:column-width="4.916cm"/>
    </style:style>
    <style:style style:name="Tabela3.B" style:family="table-column">
      <style:table-column-properties style:column-width="9.53cm"/>
    </style:style>
    <style:style style:name="Tabela3.1" style:family="table-row">
      <style:table-row-properties style:min-row-height="1.032cm"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ela3.B1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1.5pt solid #000000" fo:border-bottom="0.75pt solid #000000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ela3.B2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75pt solid #000000" fo:border-bottom="0.75pt solid #000000">
        <style:background-image/>
      </style:table-cell-properties>
    </style:style>
    <style:style style:name="Tabela3.3" style:family="table-row">
      <style:table-row-properties fo:keep-together="auto"/>
    </style:style>
    <style:style style:name="Tabela3.4" style:family="table-row">
      <style:table-row-properties fo:keep-together="auto"/>
    </style:style>
    <style:style style:name="Tabela3.5" style:family="table-row">
      <style:table-row-properties fo:keep-together="auto"/>
    </style:style>
    <style:style style:name="Tabela3.A5" style:family="table-cell">
      <style:table-cell-properties fo:background-color="#bfbfbf" fo:padding-left="0.191cm" fo:padding-right="0.191cm" fo:padding-top="0cm" fo:padding-bottom="0cm" fo:border-left="1.5pt solid #000000" fo:border-right="1.5pt solid #000000" fo:border-top="0.75pt solid #000000" fo:border-bottom="1.5pt solid #000000">
        <style:background-image/>
      </style:table-cell-properties>
    </style:style>
    <style:style style:name="Tabela3.B5" style:family="table-cell">
      <style:table-cell-properties fo:background-color="transparent" fo:padding-left="0.191cm" fo:padding-right="0.191cm" fo:padding-top="0cm" fo:padding-bottom="0cm" fo:border-left="1.5pt solid #000000" fo:border-right="1.5pt solid #000000" fo:border-top="0.75pt solid #000000" fo:border-bottom="1.5pt solid #000000">
        <style:background-image/>
      </style:table-cell-properties>
    </style:style>
    <style:style style:name="Tabela4" style:family="table">
      <style:table-properties style:width="14.923cm" fo:margin-left="0.728cm" fo:margin-top="0cm" fo:margin-bottom="0cm" table:align="left" style:writing-mode="page"/>
    </style:style>
    <style:style style:name="Tabela4.A" style:family="table-column">
      <style:table-column-properties style:column-width="3.466cm"/>
    </style:style>
    <style:style style:name="Tabela4.B" style:family="table-column">
      <style:table-column-properties style:column-width="4.653cm"/>
    </style:style>
    <style:style style:name="Tabela4.C" style:family="table-column">
      <style:table-column-properties style:column-width="6.803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000000" fo:padding-left="0.191cm" fo:padding-right="0.191cm" fo:padding-top="0cm" fo:padding-bottom="0cm" fo:border-left="0.75pt solid #ffffff" fo:border-right="0.75pt solid #ffffff" fo:border-top="0.75pt solid #ffffff" fo:border-bottom="0.75pt solid #000000">
        <style:background-image/>
      </style:table-cell-properties>
    </style:style>
    <style:style style:name="Tabela4.A2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ela4.3" style:family="table-row">
      <style:table-row-properties style:min-row-height="1.998cm" fo:keep-together="auto"/>
    </style:style>
    <style:style style:name="Tabela4.4" style:family="table-row">
      <style:table-row-properties style:min-row-height="0.499cm" fo:keep-together="auto"/>
    </style:style>
    <style:style style:name="Tabela5" style:family="table">
      <style:table-properties style:width="15.425cm" fo:margin-left="0.728cm" fo:margin-top="0cm" fo:margin-bottom="0cm" table:align="left" style:writing-mode="page"/>
    </style:style>
    <style:style style:name="Tabela5.A" style:family="table-column">
      <style:table-column-properties style:column-width="2.274cm"/>
    </style:style>
    <style:style style:name="Tabela5.B" style:family="table-column">
      <style:table-column-properties style:column-width="2.801cm"/>
    </style:style>
    <style:style style:name="Tabela5.C" style:family="table-column">
      <style:table-column-properties style:column-width="5.826cm"/>
    </style:style>
    <style:style style:name="Tabela5.D" style:family="table-column">
      <style:table-column-properties style:column-width="4.524cm"/>
    </style:style>
    <style:style style:name="Tabela5.1" style:family="table-row">
      <style:table-row-properties style:min-row-height="0.737cm" fo:keep-together="auto"/>
    </style:style>
    <style:style style:name="Tabela5.A1" style:family="table-cell">
      <style:table-cell-properties fo:background-color="#000000" fo:padding-left="0.191cm" fo:padding-right="0.191cm" fo:padding-top="0cm" fo:padding-bottom="0cm" fo:border="0.75pt solid #000000">
        <style:background-image/>
      </style:table-cell-properties>
    </style:style>
    <style:style style:name="Tabela5.2" style:family="table-row">
      <style:table-row-properties style:min-row-height="1.722cm" fo:keep-together="auto"/>
    </style:style>
    <style:style style:name="Tabela5.A2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ela5.3" style:family="table-row">
      <style:table-row-properties style:min-row-height="2.972cm" fo:keep-together="auto"/>
    </style:style>
    <style:style style:name="Tabela5.A4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itle" style:master-page-name="Standard">
      <style:paragraph-properties fo:text-align="end" style:justify-single-word="false" style:page-number="1"/>
    </style:style>
    <style:style style:name="P2" style:family="paragraph" style:parent-style-name="Title">
      <style:paragraph-properties fo:text-align="end" style:justify-single-word="false"/>
    </style:style>
    <style:style style:name="P3" style:family="paragraph" style:parent-style-name="Title" style:master-page-name="Converted1">
      <style:paragraph-properties fo:text-align="justify" style:justify-single-word="false" style:page-number="auto"/>
    </style:style>
    <style:style style:name="P4" style:family="paragraph" style:parent-style-name="Standard">
      <style:paragraph-properties fo:margin-top="0cm" fo:margin-bottom="0.212cm" style:contextual-spacing="false" fo:line-height="100%" fo:text-align="justify" style:justify-single-word="false" fo:keep-together="always"/>
    </style:style>
    <style:style style:name="P5" style:family="paragraph" style:parent-style-name="Standard">
      <style:paragraph-properties fo:margin-top="0cm" fo:margin-bottom="0.212cm" style:contextual-spacing="false" fo:line-height="100%" fo:text-align="justify" style:justify-single-word="false" fo:keep-together="always"/>
      <style:text-properties fo:color="#000000" loext:opacity="100%" style:font-name="Arial" officeooo:rsid="0011351e" officeooo:paragraph-rsid="0011351e" style:font-name-asian="Arial1" style:font-name-complex="Arial1"/>
    </style:style>
    <style:style style:name="P6" style:family="paragraph" style:parent-style-name="Standard">
      <style:paragraph-properties fo:margin-top="0cm" fo:margin-bottom="0.212cm" style:contextual-spacing="false" fo:line-height="100%" fo:text-align="justify" style:justify-single-word="false" fo:keep-together="always"/>
      <style:text-properties fo:color="#000000" loext:opacity="100%" style:font-name="Arial" officeooo:rsid="001224cc" officeooo:paragraph-rsid="001224cc" style:font-name-asian="Arial1" style:font-name-complex="Arial1"/>
    </style:style>
    <style:style style:name="P7" style:family="paragraph" style:parent-style-name="Standard">
      <style:paragraph-properties fo:margin-top="0cm" fo:margin-bottom="0.212cm" style:contextual-spacing="false" fo:line-height="100%" fo:text-align="justify" style:justify-single-word="false" fo:keep-together="always"/>
      <style:text-properties fo:color="#000000" loext:opacity="100%" style:font-name="Arial" style:font-name-asian="Arial1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asian="Arial1" style:font-name-complex="Arial1"/>
    </style:style>
    <style:style style:name="P9" style:family="paragraph" style:parent-style-name="Title">
      <style:paragraph-properties fo:margin-top="0cm" fo:margin-bottom="0cm" style:contextual-spacing="false" fo:line-height="100%" fo:text-align="justify" style:justify-single-word="false" fo:break-before="page"/>
    </style:style>
    <style:style style:name="P10" style:family="paragraph" style:parent-style-name="Standard">
      <style:paragraph-properties fo:margin-top="0.423cm" fo:margin-bottom="0cm" style:contextual-spacing="false" fo:line-height="108%" fo:text-align="justify" style:justify-single-word="false" fo:keep-together="always" fo:orphans="2" fo:widows="2" fo:keep-with-next="always"/>
      <style:text-properties style:font-name="Arial" style:font-name-asian="Arial1" style:font-name-complex="Arial1"/>
    </style:style>
    <style:style style:name="P11" style:family="paragraph" style:parent-style-name="Contents_20_1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13" style:family="paragraph" style:parent-style-name="Title">
      <style:paragraph-properties fo:text-align="justify" style:justify-single-word="false"/>
    </style:style>
    <style:style style:name="P14" style:family="paragraph" style:parent-style-name="Heading_20_1" style:list-style-name="WWNum1">
      <style:paragraph-properties fo:margin-left="1.27cm" fo:margin-right="0cm" fo:text-indent="-1.27cm" style:auto-text-indent="false"/>
    </style:style>
    <style:style style:name="P15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Heading_20_2" style:list-style-name="WWNum1">
      <style:text-properties fo:font-size="12pt" style:font-size-asian="12pt" style:font-size-complex="12pt"/>
    </style:style>
    <style:style style:name="P20" style:family="paragraph" style:parent-style-name="Standard" style:list-style-name="WWNum1">
      <style:text-properties style:font-name="Arial" fo:font-size="12pt" officeooo:paragraph-rsid="0011351e" style:font-size-asian="12pt" style:font-size-complex="12pt"/>
    </style:style>
    <style:style style:name="P21" style:family="paragraph" style:parent-style-name="Heading_20_2" style:list-style-name="WWNum1">
      <style:paragraph-properties fo:margin-left="1.27cm" fo:margin-right="0cm" fo:text-indent="-1.27cm" style:auto-text-indent="false"/>
    </style:style>
    <style:style style:name="P22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00" loext:opacity="100%" style:font-name="Arial" fo:font-size="12pt" fo:font-style="italic" officeooo:paragraph-rsid="0018018e" style:font-name-asian="Arial1" style:font-size-asian="12pt" style:font-style-asian="italic" style:font-name-complex="Arial1" style:font-size-complex="12pt"/>
    </style:style>
    <style:style style:name="P23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24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style:font-name="Arial" fo:font-size="12pt" style:font-name-asian="Arial1" style:font-size-asian="12pt" style:font-name-complex="Arial1" style:font-size-complex="12pt"/>
    </style:style>
    <style:style style:name="P25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</style:style>
    <style:style style:name="P26" style:family="paragraph" style:parent-style-name="Standard">
      <style:paragraph-properties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style:font-name="Arial" fo:font-size="12pt" fo:background-color="#ffffff" style:font-name-asian="Arial1" style:font-size-asian="12pt" style:font-name-complex="Arial1" style:font-size-complex="12pt"/>
    </style:style>
    <style:style style:name="P27" style:family="paragraph" style:parent-style-name="Standard">
      <style:paragraph-properties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</style:style>
    <style:style style:name="P28" style:family="paragraph" style:parent-style-name="Standard">
      <style:paragraph-properties fo:line-height="100%"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style:font-name="Arial" fo:font-size="12pt" fo:background-color="#ffffff" style:font-name-asian="Arial1" style:font-size-asian="12pt" style:font-name-complex="Arial1" style:font-size-complex="12pt"/>
    </style:style>
    <style:style style:name="P29" style:family="paragraph" style:parent-style-name="Standard">
      <style:paragraph-properties fo:margin-left="0.127cm" fo:margin-right="0cm" fo:margin-top="0cm" fo:margin-bottom="0.212cm" style:contextual-spacing="false" fo:line-height="100%" fo:text-align="justify" style:justify-single-word="false" fo:keep-together="always" fo:text-indent="0cm" style:auto-text-indent="false" fo:keep-with-next="always"/>
      <style:text-properties style:font-name="Arial" fo:font-size="12pt" style:font-name-asian="Arial1" style:font-size-asian="12pt" style:font-name-complex="Arial1" style:font-size-complex="12pt"/>
    </style:style>
    <style:style style:name="P30" style:family="paragraph" style:parent-style-name="Standard">
      <style:paragraph-properties fo:margin-left="0.127cm" fo:margin-right="0cm" fo:margin-top="0cm" fo:margin-bottom="0.212cm" style:contextual-spacing="false" fo:line-height="100%" fo:text-align="center" style:justify-single-word="false" fo:keep-together="always" fo:text-indent="0cm" style:auto-text-indent="false" fo:keep-with-next="always"/>
    </style:style>
    <style:style style:name="P31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/>
    </style:style>
    <style:style style:name="P32" style:family="paragraph" style:parent-style-name="Standard">
      <style:paragraph-properties fo:margin-left="0.127cm" fo:margin-right="0cm" fo:margin-top="0cm" fo:margin-bottom="0.212cm" style:contextual-spacing="false" fo:line-height="100%" fo:text-align="center" style:justify-single-word="false" fo:keep-together="always" fo:text-indent="0cm" style:auto-text-indent="false" fo:keep-with-next="always"/>
      <style:text-properties style:font-name="Arial" fo:font-size="12pt" style:font-name-asian="Arial1" style:font-size-asian="12pt" style:font-name-complex="Arial1" style:font-size-complex="12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953cm"/>
          <style:tab-stop style:position="2.223cm"/>
        </style:tab-stops>
      </style:paragraph-properties>
    </style:style>
    <style:style style:name="P34" style:family="paragraph" style:parent-style-name="Standard">
      <style:paragraph-properties fo:margin-left="0.127cm" fo:margin-right="0cm" fo:margin-top="0cm" fo:margin-bottom="0.212cm" style:contextual-spacing="false" fo:line-height="100%" fo:text-align="center" style:justify-single-word="false" fo:keep-together="always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5" style:family="paragraph" style:parent-style-name="Standard">
      <style:paragraph-properties fo:margin-left="0.127cm" fo:margin-right="0cm" fo:margin-top="0cm" fo:margin-bottom="0.212cm" style:contextual-spacing="false" fo:line-height="100%" fo:text-align="center" style:justify-single-word="false" fo:keep-together="always" fo:text-indent="0cm" style:auto-text-indent="false"/>
    </style:style>
    <style:style style:name="P36" style:family="paragraph" style:parent-style-name="Heading_20_2" style:list-style-name="WWNum1">
      <style:paragraph-properties fo:margin-left="1.27cm" fo:margin-right="0cm" fo:text-indent="-1.27cm" style:auto-text-indent="false"/>
      <style:text-properties fo:font-size="12pt" style:font-size-asian="12pt" style:font-size-complex="12pt"/>
    </style:style>
    <style:style style:name="P37" style:family="paragraph" style:parent-style-name="Heading_20_2" style:list-style-name="WWNum1">
      <style:text-properties fo:font-size="12pt" officeooo:rsid="000e665e" officeooo:paragraph-rsid="000e665e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officeooo:rsid="000e665e" officeooo:paragraph-rsid="000e665e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1.27cm" style:auto-text-indent="false" fo:break-before="auto" fo:break-after="auto" fo:keep-with-next="auto"/>
    </style:style>
    <style:style style:name="P4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/>
    </style:style>
    <style:style style:name="P41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42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P43" style:family="paragraph" style:parent-style-name="Standard">
      <style:paragraph-properties fo:margin-left="1.27cm" fo:margin-right="0cm" fo:margin-top="0cm" fo:margin-bottom="0.212cm" style:contextual-spacing="false" fo:line-height="100%" fo:text-align="justify" style:justify-single-word="false" fo:keep-together="always" fo:text-indent="0cm" style:auto-text-indent="false"/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P44" style:family="paragraph" style:parent-style-name="Standard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.951cm" style:auto-text-indent="false">
        <style:tab-stops>
          <style:tab-stop style:position="0.953cm"/>
          <style:tab-stop style:position="2.223cm"/>
        </style:tab-stops>
      </style:paragraph-properties>
    </style:style>
    <style:style style:name="P45" style:family="paragraph" style:parent-style-name="Standard">
      <style:paragraph-properties fo:margin-top="0.423cm" fo:margin-bottom="0.423cm" style:contextual-spacing="false" fo:line-height="100%" fo:text-align="justify" style:justify-single-word="false" fo:orphans="2" fo:widows="2">
        <style:tab-stops>
          <style:tab-stop style:position="0.953cm"/>
          <style:tab-stop style:position="2.223cm"/>
        </style:tab-stops>
      </style:paragraph-properties>
    </style:style>
    <style:style style:name="P46" style:family="paragraph" style:parent-style-name="Standard">
      <style:paragraph-properties fo:margin-top="0cm" fo:margin-bottom="0.212cm" style:contextual-spacing="false" fo:line-height="100%" fo:text-align="justify" style:justify-single-word="false" fo:keep-together="always"/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P47" style:family="paragraph" style:parent-style-name="Standard">
      <style:paragraph-properties fo:margin-left="0cm" fo:margin-right="0cm" fo:margin-top="0.423cm" fo:margin-bottom="0.423cm" style:contextual-spacing="false" fo:line-height="100%" fo:text-align="justify" style:justify-single-word="false" fo:orphans="2" fo:widows="2" fo:text-indent="0cm" style:auto-text-indent="false">
        <style:tab-stops>
          <style:tab-stop style:position="0.953cm"/>
          <style:tab-stop style:position="2.223cm"/>
        </style:tab-stops>
      </style:paragraph-properties>
    </style:style>
    <style:style style:name="P48" style:family="paragraph" style:parent-style-name="Heading_20_2">
      <style:paragraph-properties fo:margin-left="0cm" fo:text-indent="0cm" style:auto-text-indent="false"/>
      <style:text-properties style:font-name="Arial" fo:font-size="12pt" fo:font-weight="bold" officeooo:paragraph-rsid="0010c6c5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top="0.069cm" fo:margin-bottom="0cm" style:contextual-spacing="false"/>
      <style:text-properties fo:font-weight="bold" officeooo:paragraph-rsid="0010c6c5" style:font-weight-asian="bold"/>
    </style:style>
    <style:style style:name="P50" style:family="paragraph" style:parent-style-name="List_20_Paragraph" style:list-style-name="L2">
      <style:paragraph-properties>
        <style:tab-stops>
          <style:tab-stop style:position="1.889cm"/>
        </style:tab-stops>
      </style:paragraph-properties>
      <style:text-properties style:font-name="Arial" fo:font-size="12pt" fo:font-weight="normal" officeooo:paragraph-rsid="0010c6c5" style:font-size-asian="12pt" style:font-weight-asian="normal" style:font-size-complex="12pt" style:font-weight-complex="normal"/>
    </style:style>
    <style:style style:name="P51" style:family="paragraph" style:parent-style-name="List_20_Paragraph" style:list-style-name="L2">
      <style:paragraph-properties fo:margin-top="0.303cm" fo:margin-bottom="0cm" style:contextual-spacing="false">
        <style:tab-stops>
          <style:tab-stop style:position="1.889cm"/>
        </style:tab-stops>
      </style:paragraph-properties>
      <style:text-properties style:font-name="Arial" fo:font-size="12pt" fo:font-weight="normal" officeooo:paragraph-rsid="0010c6c5" style:font-size-asian="12pt" style:font-weight-asian="normal" style:font-size-complex="12pt" style:font-weight-complex="normal"/>
    </style:style>
    <style:style style:name="P52" style:family="paragraph" style:parent-style-name="List_20_Paragraph" style:list-style-name="L2">
      <style:paragraph-properties fo:margin-top="0.312cm" fo:margin-bottom="0cm" style:contextual-spacing="false">
        <style:tab-stops>
          <style:tab-stop style:position="1.889cm"/>
        </style:tab-stops>
      </style:paragraph-properties>
      <style:text-properties officeooo:paragraph-rsid="0010c6c5"/>
    </style:style>
    <style:style style:name="P53" style:family="paragraph" style:parent-style-name="Text_20_body">
      <loext:graphic-properties draw:fill-color="#ffffff"/>
      <style:paragraph-properties fo:margin-left="0cm" fo:margin-right="0cm" fo:margin-top="0.212cm" fo:margin-bottom="0.106cm" style:contextual-spacing="false" fo:line-height="100%" fo:orphans="2" fo:widows="2" fo:hyphenation-ladder-count="no-limit" fo:hyphenation-keep="auto" loext:hyphenation-keep-type="column" fo:text-indent="0cm" style:auto-text-indent="false" fo:padding="0cm" fo:border="no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Heading_20_1">
      <style:paragraph-properties fo:margin-left="0cm" fo:margin-right="0cm" fo:text-indent="0cm" style:auto-text-indent="false"/>
    </style:style>
    <style:style style:name="P55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orphans="2" fo:widows="2" fo:text-indent="0.951cm" style:auto-text-indent="false">
        <style:tab-stops>
          <style:tab-stop style:position="0.953cm"/>
          <style:tab-stop style:position="2.223cm"/>
        </style:tab-stops>
      </style:paragraph-properties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P56" style:family="paragraph" style:parent-style-name="Heading_20_2" style:list-style-name="WWNum1"/>
    <style:style style:name="P57" style:family="paragraph" style:parent-style-name="Text_20_body">
      <style:text-properties style:font-name="Arial" fo:font-size="12pt" style:font-size-asian="12pt" style:font-size-complex="12pt"/>
    </style:style>
    <style:style style:name="P58" style:family="paragraph" style:parent-style-name="Text_20_body">
      <style:text-properties fo:color="#000000" loext:opacity="100%" style:font-name="Arial" fo:font-weight="bold" style:font-name-asian="Arial1" style:font-weight-asian="bold" style:font-name-complex="Arial1"/>
    </style:style>
    <style:style style:name="P59" style:family="paragraph" style:parent-style-name="Heading_20_2" style:list-style-name="WWNum1">
      <style:paragraph-properties style:writing-mode="lr-tb"/>
      <style:text-properties fo:font-size="12pt" style:font-size-asian="12pt" style:font-size-complex="12pt"/>
    </style:style>
    <style:style style:name="P60" style:family="paragraph" style:parent-style-name="Text_20_body" style:list-style-name="L3">
      <style:text-properties style:font-name="Arial" fo:font-weight="bold" style:font-weight-asian="bold" style:font-weight-complex="bold"/>
    </style:style>
    <style:style style:name="P61" style:family="paragraph" style:parent-style-name="Text_20_body" style:list-style-name="L3">
      <style:text-properties style:font-name="Arial" fo:font-weight="normal" style:font-weight-asian="normal" style:font-weight-complex="normal"/>
    </style:style>
    <style:style style:name="P62" style:family="paragraph" style:parent-style-name="Text_20_body" style:list-style-name="L3">
      <style:paragraph-properties style:writing-mode="lr-tb"/>
      <style:text-properties style:font-name="Arial" fo:font-weight="bold" style:font-weight-asian="bold" style:font-weight-complex="bold"/>
    </style:style>
    <style:style style:name="P63" style:family="paragraph" style:parent-style-name="Heading_20_1" style:list-style-name="WWNum1"/>
    <style:style style:name="P64" style:family="paragraph" style:parent-style-name="Heading_20_2">
      <style:paragraph-properties fo:margin-left="1.593cm" fo:text-indent="0cm" style:auto-text-indent="false"/>
      <style:text-properties style:font-name="Arial" officeooo:paragraph-rsid="00193d8a"/>
    </style:style>
    <style:style style:name="P65" style:family="paragraph" style:parent-style-name="Text_20_body">
      <style:paragraph-properties fo:margin-left="1.593cm" fo:margin-top="0.201cm" fo:margin-bottom="0.201cm" style:contextual-spacing="false" fo:line-height="200%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Arial" fo:font-size="10pt" fo:language="pt" fo:country="PT" officeooo:paragraph-rsid="00193d8a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66" style:family="paragraph" style:parent-style-name="Heading_20_2">
      <style:paragraph-properties fo:margin-left="1.593cm" fo:text-indent="0cm" style:auto-text-indent="false"/>
      <style:text-properties officeooo:paragraph-rsid="00193d8a"/>
    </style:style>
    <style:style style:name="P67" style:family="paragraph" style:parent-style-name="Text_20_body">
      <style:paragraph-properties fo:margin-left="1.593cm" fo:margin-right="0.776cm" fo:margin-top="0.205cm" fo:margin-bottom="0cm" style:contextual-spacing="false" fo:line-height="200%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Arial" fo:font-size="10pt" fo:language="pt" fo:country="PT" officeooo:paragraph-rsid="001b23ad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4eb1" style:font-size-asian="14pt" style:font-size-complex="14pt"/>
    </style:style>
    <style:style style:name="T3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4" style:family="text">
      <style:text-properties fo:color="#000000" loext:opacity="100%" style:font-name="Arial" style:font-name-asian="Arial1" style:font-name-complex="Arial1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officeooo:rsid="001d7ab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Arial" fo:font-size="12pt" style:font-name-asian="Arial1" style:font-size-asian="12pt" style:font-name-complex="Arial1" style:font-size-complex="12pt"/>
    </style:style>
    <style:style style:name="T9" style:family="text">
      <style:text-properties fo:font-weight="bold" officeooo:rsid="00175896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80" loext:opacity="100%"/>
    </style:style>
    <style:style style:name="T12" style:family="text">
      <style:text-properties fo:color="#000000" loext:opacity="100%" style:font-name="Arial" fo:font-size="12pt" fo:font-style="italic" style:font-name-asian="Arial1" style:font-size-asian="12pt" style:font-style-asian="italic" style:font-name-complex="Arial1" style:font-size-complex="12pt"/>
    </style:style>
    <style:style style:name="T13" style:family="text">
      <style:text-properties fo:color="#000080" loext:opacity="100%" style:font-name="Arial" fo:font-size="12pt" fo:font-style="italic" style:font-name-asian="Arial1" style:font-size-asian="12pt" style:font-style-asian="italic" style:font-name-complex="Arial1" style:font-size-complex="12pt"/>
    </style:style>
    <style:style style:name="T14" style:family="text">
      <style:text-properties style:font-name="Arial" fo:font-size="12pt" fo:background-color="#ffffff" loext:char-shading-value="0" style:font-name-asian="Arial1" style:font-size-asian="12pt" style:font-name-complex="Arial1" style:font-size-complex="12pt"/>
    </style:style>
    <style:style style:name="T15" style:family="text"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T16" style:family="text">
      <style:text-properties fo:color="#000000" loext:opacity="100%" style:font-name="Arial" fo:font-size="12pt" fo:font-style="normal" style:font-name-asian="Arial1" style:font-size-asian="12pt" style:font-style-asian="normal" style:font-name-complex="Arial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background-color="#ffffff" loext:char-shading-value="0" style:font-name-asian="Arial1" style:font-size-asian="12pt" style:font-style-asian="normal" style:font-name-complex="Arial1" style:font-size-complex="12pt"/>
    </style:style>
    <style:style style:name="T18" style:family="text">
      <style:text-properties fo:color="#f3f3f3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19" style:family="text">
      <style:text-properties fo:color="#ffffff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20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2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2" style:family="text">
      <style:text-properties fo:font-variant="normal" fo:text-transform="none" style:font-name="Arial" fo:font-size="12pt" fo:letter-spacing="normal" fo:font-style="normal" fo:font-weight="normal" style:font-name-asian="Arial1" style:font-size-asian="12pt" style:font-style-asian="normal" style:font-weight-asian="normal" style:font-name-complex="Arial1" style:font-size-complex="12pt"/>
    </style:style>
    <style:style style:name="T23" style:family="text">
      <style:text-properties fo:letter-spacing="-0.023cm"/>
    </style:style>
    <style:style style:name="T24" style:family="text">
      <style:text-properties fo:letter-spacing="-0.019cm"/>
    </style:style>
    <style:style style:name="T25" style:family="text">
      <style:text-properties fo:letter-spacing="-0.019cm" officeooo:rsid="0010c6c5"/>
    </style:style>
    <style:style style:name="T26" style:family="text">
      <style:text-properties fo:letter-spacing="-0.004cm"/>
    </style:style>
    <style:style style:name="T27" style:family="text">
      <style:text-properties fo:font-weight="bold" style:font-weight-asian="bold"/>
    </style:style>
    <style:style style:name="T28" style:family="text">
      <style:text-properties fo:letter-spacing="-0.004cm" officeooo:rsid="0010c6c5"/>
    </style:style>
    <style:style style:name="T29" style:family="text">
      <style:text-properties style:font-name="Arial" fo:font-size="12pt" fo:letter-spacing="-0.004cm" fo:font-weight="normal" officeooo:rsid="0010c6c5" style:font-size-asian="12pt" style:font-weight-asian="normal" style:font-size-complex="12pt" style:font-weight-complex="normal"/>
    </style:style>
    <style:style style:name="T30" style:family="text">
      <style:text-properties style:font-name="Arial" fo:font-size="12pt" fo:letter-spacing="-0.004cm" fo:font-weight="normal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Arial" fo:font-size="12pt" style:text-underline-style="none" fo:font-weight="normal" officeooo:rsid="000f3430" style:font-name-asian="Arial1" style:font-size-asian="12pt" style:font-weight-asian="normal" style:font-name-complex="Arial1" style:font-size-complex="12pt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letter-spacing="0.002cm"/>
    </style:style>
    <style:style style:name="T34" style:family="text">
      <style:text-properties fo:letter-spacing="-0.009cm"/>
    </style:style>
    <style:style style:name="T35" style:family="text">
      <style:text-properties officeooo:rsid="00193d8a"/>
    </style:style>
    <style:style style:name="T36" style:family="text">
      <style:text-properties style:font-name="Arial" fo:letter-spacing="-0.004cm"/>
    </style:style>
    <style:style style:name="T37" style:family="text">
      <style:text-properties style:font-name="Arial" fo:letter-spacing="-0.014cm"/>
    </style:style>
    <style:style style:name="T38" style:family="text">
      <style:text-properties style:font-name="Arial" fo:letter-spacing="-0.018cm"/>
    </style:style>
    <style:style style:name="T39" style:family="text">
      <style:text-properties fo:letter-spacing="-0.016cm"/>
    </style:style>
    <style:style style:name="T40" style:family="text">
      <style:text-properties fo:letter-spacing="-0.014cm"/>
    </style:style>
    <style:style style:name="T41" style:family="text">
      <style:text-properties fo:letter-spacing="-0.007cm"/>
    </style:style>
    <style:style style:name="T42" style:family="text">
      <style:text-properties officeooo:rsid="001b23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Visão</text:p>
      <text:p text:style-name="P2"/>
      <text:p text:style-name="P2" loext:marker-style-name="T1"><text:span text:style-name="T1">Versão </text:span><text:span text:style-name="T2">1</text:span><text:span text:style-name="T1">.</text:span><text:span text:style-name="T2">5</text:span></text:p>
      <text:p text:style-name="P3">Histórico de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 loext:marker-style-name="T3"><text:span text:style-name="T3">Data</text:span><text:span text:style-name="T3"/></text:p>
          </table:table-cell>
          <table:table-cell table:style-name="Tabela1.A1" office:value-type="string">
            <text:p text:style-name="P4" loext:marker-style-name="T3"><text:span text:style-name="T3">Versão</text:span><text:span text:style-name="T3"/></text:p>
          </table:table-cell>
          <table:table-cell table:style-name="Tabela1.A1" office:value-type="string">
            <text:p text:style-name="P4" loext:marker-style-name="T3"><text:span text:style-name="T3">Descrição</text:span><text:span text:style-name="T3"/></text:p>
          </table:table-cell>
          <table:table-cell table:style-name="Tabela1.A1" office:value-type="string">
            <text:p text:style-name="P4" loext:marker-style-name="T3"><text:span text:style-name="T3">Autor</text:span><text:span text:style-name="T3"/></text:p>
          </table:table-cell>
        </table:table-row>
        <table:table-row table:style-name="Tabela1.1">
          <table:table-cell table:style-name="Tabela1.A1" office:value-type="string">
            <text:p text:style-name="P4" loext:marker-style-name="T4"><text:span text:style-name="T4">25/06/2025</text:span><text:span text:style-name="T4"/></text:p>
          </table:table-cell>
          <table:table-cell table:style-name="Tabela1.A1" office:value-type="string">
            <text:p text:style-name="P4" loext:marker-style-name="T4"><text:span text:style-name="T4">1.0</text:span><text:span text:style-name="T4"/></text:p>
          </table:table-cell>
          <table:table-cell table:style-name="Tabela1.A1" office:value-type="string">
            <text:p text:style-name="P4" loext:marker-style-name="T4"><text:span text:style-name="T4">Versão inicial do documento.</text:span><text:span text:style-name="T4"/></text:p>
          </table:table-cell>
          <table:table-cell table:style-name="Tabela1.A1" office:value-type="string">
            <text:p text:style-name="P4" loext:marker-style-name="T5"><text:span text:style-name="T5">Todos da equipe</text:span><text:span text:style-name="T5"/></text:p>
          </table:table-cell>
        </table:table-row>
        <table:table-row table:style-name="Tabela1.1">
          <table:table-cell table:style-name="Tabela1.A1" office:value-type="string">
            <text:p text:style-name="P5" loext:marker-style-name="T4">25/07/2025</text:p>
          </table:table-cell>
          <table:table-cell table:style-name="Tabela1.A1" office:value-type="string">
            <text:p text:style-name="P5" loext:marker-style-name="T4">1.5</text:p>
          </table:table-cell>
          <table:table-cell table:style-name="Tabela1.A1" office:value-type="string">
            <text:p text:style-name="P6" loext:marker-style-name="T4">Correções em relação ao pitch, <text:span text:style-name="T6">Requisito Funcionais e Não Funcionais</text:span></text:p>
          </table:table-cell>
          <table:table-cell table:style-name="Tabela1.A1" office:value-type="string">
            <text:p text:style-name="P6" loext:marker-style-name="T4">Davi </text:p>
          </table:table-cell>
        </table:table-row>
        <table:table-row table:style-name="Tabela1.1">
          <table:table-cell table:style-name="Tabela1.A1" office:value-type="string">
            <text:p text:style-name="P6" loext:marker-style-name="T4"/>
          </table:table-cell>
          <table:table-cell table:style-name="Tabela1.A1" office:value-type="string">
            <text:p text:style-name="P6" loext:marker-style-name="T4"/>
          </table:table-cell>
          <table:table-cell table:style-name="Tabela1.A1" office:value-type="string">
            <text:p text:style-name="P6" loext:marker-style-name="T4"/>
          </table:table-cell>
          <table:table-cell table:style-name="Tabela1.A1" office:value-type="string">
            <text:p text:style-name="P6" loext:marker-style-name="T4"/>
          </table:table-cell>
        </table:table-row>
        <table:table-row table:style-name="Tabela1.1">
          <table:table-cell table:style-name="Tabela1.A1" office:value-type="string">
            <text:p text:style-name="P7" loext:marker-style-name="T4"/>
          </table:table-cell>
          <table:table-cell table:style-name="Tabela1.A1" office:value-type="string">
            <text:p text:style-name="P7" loext:marker-style-name="T4"/>
          </table:table-cell>
          <table:table-cell table:style-name="Tabela1.A1" office:value-type="string">
            <text:p text:style-name="P7" loext:marker-style-name="T4"/>
          </table:table-cell>
          <table:table-cell table:style-name="Tabela1.A1" office:value-type="string">
            <text:p text:style-name="P7" loext:marker-style-name="T4"/>
          </table:table-cell>
        </table:table-row>
        <table:table-row table:style-name="Tabela1.1">
          <table:table-cell table:style-name="Tabela1.A1" office:value-type="string">
            <text:p text:style-name="P7" loext:marker-style-name="T4"/>
          </table:table-cell>
          <table:table-cell table:style-name="Tabela1.A1" office:value-type="string">
            <text:p text:style-name="P7" loext:marker-style-name="T4"/>
          </table:table-cell>
          <table:table-cell table:style-name="Tabela1.A1" office:value-type="string">
            <text:p text:style-name="P7" loext:marker-style-name="T4"/>
          </table:table-cell>
          <table:table-cell table:style-name="Tabela1.A1" office:value-type="string">
            <text:p text:style-name="P7" loext:marker-style-name="T4"/>
          </table:table-cell>
        </table:table-row>
      </table:table>
      <text:p text:style-name="P8" loext:marker-style-name="T5"/>
      <text:p text:style-name="P9">Índice</text:p>
      <text:p text:style-name="P10" loext:marker-style-name="T5"/>
      <text:table-of-content text:style-name="Sect1" text:protected="true" text:name="Sumári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_RefHeading___Toc703_585782842" text:style-name="Index_20_Link" text:visited-style-name="Index_20_Link">1. Introdução<text:tab/>4</text:a></text:p>
          <text:p text:style-name="P12"><text:a xlink:type="simple" xlink:href="#__RefHeading___Toc4856_585782842" text:style-name="Index_20_Link" text:visited-style-name="Index_20_Link">1.1 Missão e Visão<text:tab/>4</text:a></text:p>
          <text:p text:style-name="P12"><text:a xlink:type="simple" xlink:href="#__RefHeading___Toc711_585782842" text:style-name="Index_20_Link" text:visited-style-name="Index_20_Link">1.2 Referências<text:tab/>5</text:a></text:p>
          <text:p text:style-name="P11"><text:a xlink:type="simple" xlink:href="#__RefHeading___Toc709_585782842" text:style-name="Index_20_Link" text:visited-style-name="Index_20_Link">2. Posicionamento<text:tab/>5</text:a></text:p>
          <text:p text:style-name="P12"><text:a xlink:type="simple" xlink:href="#__RefHeading___Toc725_585782842" text:style-name="Index_20_Link" text:visited-style-name="Index_20_Link">2.1 Declaração de Problema<text:tab/>5</text:a></text:p>
          <text:p text:style-name="P12"><text:a xlink:type="simple" xlink:href="#__RefHeading___Toc723_585782842" text:style-name="Index_20_Link" text:visited-style-name="Index_20_Link">2.2 Declaração de posição do produto<text:tab/>6</text:a></text:p>
          <text:p text:style-name="P12"><text:a xlink:type="simple" xlink:href="#__RefHeading___Toc4854_585782842" text:style-name="Index_20_Link" text:visited-style-name="Index_20_Link">2.3 Contexto de Negocio<text:tab/>6</text:a></text:p>
          <text:p text:style-name="P11"><text:a xlink:type="simple" xlink:href="#__RefHeading___Toc707_585782842" text:style-name="Index_20_Link" text:visited-style-name="Index_20_Link">3. Descrições de stakeholders e usuários<text:tab/>6</text:a></text:p>
          <text:p text:style-name="P12"><text:a xlink:type="simple" xlink:href="#__RefHeading___Toc721_585782842" text:style-name="Index_20_Link" text:visited-style-name="Index_20_Link">3.1 Resumo das Partes Interessadas<text:tab/>7</text:a></text:p>
          <text:p text:style-name="P12"><text:a xlink:type="simple" xlink:href="#__RefHeading___Toc719_585782842" text:style-name="Index_20_Link" text:visited-style-name="Index_20_Link">3.2 Resumo do usuário<text:tab/>7</text:a></text:p>
          <text:p text:style-name="P12"><text:a xlink:type="simple" xlink:href="#__RefHeading___Toc717_585782842" text:style-name="Index_20_Link" text:visited-style-name="Index_20_Link">3.3 Ambiente atual do Usuário<text:tab/>8</text:a></text:p>
          <text:p text:style-name="P12"><text:a xlink:type="simple" xlink:href="#__RefHeading___Toc715_585782842" text:style-name="Index_20_Link" text:visited-style-name="Index_20_Link">3.4 Resumo das principais necessidades dos principais interessados ou do usuário<text:tab/>8</text:a></text:p>
          <text:p text:style-name="P12"><text:a xlink:type="simple" xlink:href="#__RefHeading___Toc713_585782842" text:style-name="Index_20_Link" text:visited-style-name="Index_20_Link">3.5 Alternativas e Concorrência<text:tab/>8</text:a></text:p>
          <text:p text:style-name="P12"><text:a xlink:type="simple" xlink:href="#__RefHeading___Toc4850_585782842" text:style-name="Index_20_Link" text:visited-style-name="Index_20_Link">Diferenciais do CondoSmart:<text:tab/>9</text:a></text:p>
          <text:p text:style-name="P11"><text:a xlink:type="simple" xlink:href="#__RefHeading___Toc705_585782842" text:style-name="Index_20_Link" text:visited-style-name="Index_20_Link">4. Visão geral do produto<text:tab/>9</text:a></text:p>
          <text:p text:style-name="P12"><text:a xlink:type="simple" xlink:href="#__RefHeading___Toc13150_2609177118" text:style-name="Index_20_Link" text:visited-style-name="Index_20_Link">4.1 Insights de Produto<text:tab/>9</text:a></text:p>
          <text:p text:style-name="P12"><text:a xlink:type="simple" xlink:href="#__RefHeading___Toc13148_2609177118" text:style-name="Index_20_Link" text:visited-style-name="Index_20_Link">4.2 Suposições e Dependências<text:tab/>9</text:a></text:p>
          <text:p text:style-name="P12"><text:a xlink:type="simple" xlink:href="#__RefHeading___Toc13146_2609177118" text:style-name="Index_20_Link" text:visited-style-name="Index_20_Link">4.3 Características do produto<text:tab/>10</text:a></text:p>
          <text:p text:style-name="P11"><text:a xlink:type="simple" xlink:href="#__RefHeading___Toc13144_2609177118" text:style-name="Index_20_Link" text:visited-style-name="Index_20_Link">5. Outros requisitos do produto<text:tab/>10</text:a></text:p>
          <text:p text:style-name="P12"><text:a xlink:type="simple" xlink:href="#__RefHeading___Toc13154_2609177118" text:style-name="Index_20_Link" text:visited-style-name="Index_20_Link">Requisitos funcionais:<text:tab/>10</text:a></text:p>
          <text:p text:style-name="P12"><text:a xlink:type="simple" xlink:href="#__RefHeading___Toc13152_2609177118" text:style-name="Index_20_Link" text:visited-style-name="Index_20_Link">Requisitos não funcionais:<text:tab/>11</text:a></text:p>
        </text:index-body>
      </text:table-of-content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13"/>
      <text:p text:style-name="P9" loext:marker-style-name="T7"><text:span text:style-name="T7">Visão (Pequeno Projeto)</text:span><text:span text:style-name="T7"/></text:p>
      <text:list xml:id="list1810044569" text:style-name="WWNum1">
        <text:list-item>
          <text:p text:style-name="P14"><text:bookmark text:name="_gjdgxs"/><text:bookmark-start text:name="__RefHeading___Toc703_585782842"/>Introdução<text:bookmark-end text:name="__RefHeading___Toc703_585782842"/></text:p>
        </text:list-item>
      </text:list>
      <text:p text:style-name="Standard"/>
      <text:p text:style-name="P15" loext:marker-style-name="T8"/>
      <text:p text:style-name="P16" loext:marker-style-name="T8">A gestão condominial exerce papel fundamental na organização e qualidade de vida em ambientes residenciais coletivos, sendo essencial para o bom funcionamento de condomínios residenciais e comerciais. Além de facilitar a convivência, a administração eficiente impacta diretamente na segurança, bem-estar e valorização dos imóveis. Durante entrevistas com síndicos e moradores, identificamos desafios recorrentes, como a dificuldade no controle financeiro, falhas na comunicação e desorganização gerada pelo uso de planilhas compartilhadas e processos manuais. Diante dessas questões, surgiu a proposta do CondoSmart, uma solução tecnológica voltada para centralizar e automatizar a gestão condominial, promovendo maior transparência, agilidade e eficiência para todos os envolvidos.</text:p>
      <text:p text:style-name="P16" loext:marker-style-name="T8"/>
      <text:p text:style-name="P17" loext:marker-style-name="T8">Além das dificuldades práticas observadas durante as entrevistas com síndicos e moradores, é possível identificar três problemas centrais enfrentados nos condomínios brasileiros:</text:p>
      <text:list text:style-name="L1">
        <text:list-item>
          <text:p text:style-name="P18"><text:span text:style-name="Strong_20_Emphasis">Falta de ordem e clareza na gestão</text:span>, o que dificulta a organização de informações e processos internos;</text:p>
        </text:list-item>
        <text:list-item>
          <text:p text:style-name="P18"><text:span text:style-name="Strong_20_Emphasis">Informações descentralizadas e de difícil acesso</text:span>, gerando confusão e retrabalho para moradores e administradores;</text:p>
        </text:list-item>
        <text:list-item>
          <text:p text:style-name="P18"><text:span text:style-name="Strong_20_Emphasis">Alta inadimplência e descontrole financeiro</text:span>, afetando diretamente a sustentabilidade econômica dos condomínios.</text:p>
        </text:list-item>
      </text:list>
      <text:p text:style-name="P17">Esses desafios ocorrem em um cenário de ampla oportunidade: o Brasil possui mais de <text:span text:style-name="T9">13,3</text:span><text:span text:style-name="Strong_20_Emphasis"> milhões de unidades condominiais</text:span>, com um mercado de gestão que movimenta cerca de <text:span text:style-name="Strong_20_Emphasis">R$ 61 bilhões</text:span> e crescimento médio de <text:span text:style-name="T9">23,8</text:span><text:span text:style-name="Strong_20_Emphasis">% ao ano</text:span>. Essa realidade evidencia a urgência por soluções tecnológicas como o <text:span text:style-name="Strong_20_Emphasis">CondoSmart</text:span>, capazes de transformar digitalmente a gestão condominial, promovendo maior controle, integração e eficiência.</text:p>
      <text:p text:style-name="P16" loext:marker-style-name="T8"/>
      <text:list text:continue-list="list1810044569" text:style-name="WWNum1">
        <text:list-item>
          <text:list>
            <text:list-item>
              <text:p text:style-name="P19"><text:bookmark-start text:name="__RefHeading___Toc4856_585782842"/>Missão e Visão<text:bookmark-end text:name="__RefHeading___Toc4856_585782842"/></text:p>
              <text:p text:style-name="P19"/>
              <text:list>
                <text:list-item>
                  <text:list>
                    <text:list-header>
                      <text:p text:style-name="P20"><text:span text:style-name="T10">Missão</text:span>: Unir tecnologia e pessoas para transformar a gestão condominial em algo simples, seguro e eficiente.</text:p>
                      <text:p text:style-name="P20"><text:line-break/><text:span text:style-name="T10">Visão</text:span>: Ser a principal referência nacional em soluções digitais para gestão de condomínios até 2030, promovendo inovação, praticidade e bem-estar aos moradores.</text:p>
                    </text:list-header>
                  </text:list>
                </text:list-item>
              </text:list>
            </text:list-item>
          </text:list>
        </text:list-item>
      </text:list>
      <text:p text:style-name="P16"><text:soft-page-break/></text:p>
      <text:list text:continue-numbering="true" text:style-name="WWNum1">
        <text:list-item>
          <text:list>
            <text:list-item>
              <text:p text:style-name="P21" loext:marker-style-name="T7"><text:bookmark text:name="_30j0zll"/><text:bookmark-start text:name="__RefHeading___Toc711_585782842"/><text:span text:style-name="T7">Referências</text:span><text:bookmark-end text:name="__RefHeading___Toc711_585782842"/><text:span text:style-name="T7"/></text:p>
            </text:list-item>
          </text:list>
        </text:list-item>
      </text:list>
      <text:p text:style-name="Standard"/>
      <text:p text:style-name="P22" loext:marker-style-name="T8">Censo 2022: 13,3 milhões de endereços do país estão em condomínios. Disponível em: &lt;<text:a xlink:type="simple" xlink:href="https://agenciagov.ebc.com.br/noticias/202406/censo-2022-brasil-tem-106-8-milhoes-de-enderecos-e-22-8-deles-nao-tem-numero/" text:style-name="Internet_20_link" text:visited-style-name="Visited_20_Internet_20_Link"><text:span text:style-name="T11">https://agenciagov.ebc.com.br/noticias/202406/censo-2022-brasil-tem-106-8-milhoes-de-enderecos-e-22-8-deles-nao-tem-numero/</text:span></text:a>&gt;. Acesso em: 6 ago. 2025.<text:tab/></text:p>
      <text:p text:style-name="P23" loext:marker-style-name="T8"/>
      <text:p text:style-name="P24">METRÓPOLES. Busca por síndicos externos em condomínios aumenta no Brasil. Disponível em: &lt;<text:a xlink:type="simple" xlink:href="https://www.metropoles.com/conteudo-especial/gestao-condominial-cresce-no-brasil-mas-apresenta-problemas" text:style-name="Internet_20_link" text:visited-style-name="Visited_20_Internet_20_Link">https://www.metropoles.com/conteudo-especial/gestao-condominial-cresce-no-brasil-mas-apresenta-problemas</text:a>/&gt;. Acesso em: 6 ago. 2025.</text:p>
      <text:p text:style-name="P23" loext:marker-style-name="T8"/>
      <text:p text:style-name="P25" loext:marker-style-name="T8"><text:span text:style-name="T12">ZITO, Fernando Augusto. Inadimplência em condomínios: como gerenciar? Espaço Aberto – AASP, 26 fev. 2025. Disponível em: &lt;</text:span><text:a xlink:type="simple" xlink:href="https://www.aasp.org.br/espaco-aberto/inadimplencia-em-condominios-como-gerenciar/" text:style-name="Internet_20_link" text:visited-style-name="Visited_20_Internet_20_Link"><text:span text:style-name="T13">https://www.aasp.org.br/espaco-aberto/inadimplencia-em-condominios-como-gerenciar/</text:span></text:a><text:span text:style-name="T12">&gt;. Acesso em: 25 jun. 2025.</text:span></text:p>
      <text:p text:style-name="P26" loext:marker-style-name="T14"/>
      <text:p text:style-name="P27" loext:marker-style-name="T14"><text:span text:style-name="T14">JORNAL DO OESTE. Número de condomínios cresce 23,8% em oito anos no Brasil. Disponível em: &lt;</text:span><text:a xlink:type="simple" xlink:href="https://www.jornaldooeste.com.br/numero-de-condominios-cresce-no-brasil/" text:style-name="Internet_20_link" text:visited-style-name="Visited_20_Internet_20_Link"><text:span text:style-name="T14">https://www.jornaldooeste.com.br/numero-de-condominios-cresce-no-brasil/</text:span></text:a><text:span text:style-name="T14">&gt;. Acesso em: 6 ago. 2025.</text:span></text:p>
      <text:p text:style-name="P28" loext:marker-style-name="T14"/>
      <text:p text:style-name="P28" loext:marker-style-name="T14"/>
      <text:list text:continue-numbering="true" text:style-name="WWNum1">
        <text:list-item>
          <text:p text:style-name="P14"><text:bookmark text:name="_1fob9te"/><text:bookmark-start text:name="__RefHeading___Toc709_585782842"/>Posicionamento<text:bookmark-end text:name="__RefHeading___Toc709_585782842"/></text:p>
          <text:list>
            <text:list-item>
              <text:p text:style-name="P21" loext:marker-style-name="T7"><text:bookmark text:name="_3znysh7"/><text:bookmark-start text:name="__RefHeading___Toc725_585782842"/><text:span text:style-name="T7">Declaração de Problema</text:span><text:bookmark-end text:name="__RefHeading___Toc725_585782842"/><text:span text:style-name="T7"/></text:p>
            </text:list-item>
          </text:list>
        </text:list-item>
      </text:list>
      <text:p text:style-name="Standard"/>
      <text:p text:style-name="P16" loext:marker-style-name="T8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9" loext:marker-style-name="T8"/>
            <text:p text:style-name="P30" loext:marker-style-name="T15"><text:span text:style-name="T8">A Problemática da</text:span><text:span text:style-name="T15"/></text:p>
          </table:table-cell>
          <table:table-cell table:style-name="Tabela2.B1" office:value-type="string">
            <text:p text:style-name="P31" loext:marker-style-name="T8"><text:span text:style-name="T16">Falta de ferramentas adequadas para gerenciar informações e processos do dia a dia em condomínios residenciais e comerciais.</text:span><text:span text:style-name="T16"/></text:p>
          </table:table-cell>
        </table:table-row>
        <table:table-row table:style-name="Tabela2.2">
          <table:table-cell table:style-name="Tabela2.A2" office:value-type="string">
            <text:p text:style-name="P30" loext:marker-style-name="T15"><text:span text:style-name="T15">Afeta</text:span><text:span text:style-name="T15"/></text:p>
          </table:table-cell>
          <table:table-cell table:style-name="Tabela2.B2" office:value-type="string">
            <text:p text:style-name="P25" loext:marker-style-name="T8"><text:span text:style-name="T8">Síndicos, administradores, moradores e porteiros.</text:span><text:span text:style-name="T8"/></text:p>
          </table:table-cell>
        </table:table-row>
        <table:table-row table:style-name="Tabela2.3">
          <table:table-cell table:style-name="Tabela2.A2" office:value-type="string">
            <text:p text:style-name="P32" loext:marker-style-name="T8"/>
            <text:p text:style-name="P32" loext:marker-style-name="T8"/>
            <text:p text:style-name="P30" loext:marker-style-name="T15"><text:span text:style-name="T15">O impacto d</text:span><text:span text:style-name="T8">e</text:span><text:span text:style-name="T15"> que</text:span></text:p>
          </table:table-cell>
          <table:table-cell table:style-name="Tabela2.B3" office:value-type="string">
            <text:p text:style-name="P33" loext:marker-style-name="T8"><text:span text:style-name="T8">O excesso de papéis, planilhas e comunicação descentralizada dificulta o acesso rápido a informações importantes, gera atrasos na resolução de demandas, aumenta o risco de inadimplência e prejudica a transparência na gestão. Além disso, a ausência de notificações automáticas e controles digitais pode resultar em conflitos, esquecimentos e baixa participação nas decisões coletivas.</text:span><text:span text:style-name="T8"/></text:p>
          </table:table-cell>
        </table:table-row>
        <table:table-row table:style-name="Tabela2.1">
          <table:table-cell table:style-name="Tabela2.A2" office:value-type="string">
            <text:p text:style-name="P34" loext:marker-style-name="T8"/>
            <text:p text:style-name="P35" loext:marker-style-name="T15"><text:soft-page-break/><text:span text:style-name="T15">Uma solução bem sucedida seria</text:span><text:span text:style-name="T15"/></text:p>
          </table:table-cell>
          <table:table-cell table:style-name="Tabela2.B2" office:value-type="string">
            <text:p text:style-name="P25" loext:marker-style-name="T8"><text:span text:style-name="T8">Desenvolver um sistema integrado que </text:span><text:soft-page-break/><text:span text:style-name="T8">centralize a comunicação, reservas, finanças, assembleias e registros do condomínio, permitindo acompanhamento em tempo real, automação de tarefas e acesso facilitado para todos os envolvidos.</text:span><text:span text:style-name="T8"/></text:p>
          </table:table-cell>
        </table:table-row>
      </table:table>
      <text:list text:continue-numbering="true" text:style-name="WWNum1">
        <text:list-item>
          <text:list>
            <text:list-item>
              <text:p text:style-name="P36"><text:bookmark-start text:name="__RefHeading___Toc723_585782842"/>Declaração de posição do produto<text:bookmark-end text:name="__RefHeading___Toc723_585782842"/></text:p>
            </text:list-item>
          </text:list>
        </text:list-item>
      </text:list>
      <text:p text:style-name="P16" loext:marker-style-name="T8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0" loext:marker-style-name="T8"><text:span text:style-name="T8">Para</text:span><text:span text:style-name="T8"/></text:p>
          </table:table-cell>
          <table:table-cell table:style-name="Tabela3.B1" office:value-type="string">
            <text:p text:style-name="P25" loext:marker-style-name="T8"><text:span text:style-name="T8">Condomínios residenciais e comerciais.</text:span><text:span text:style-name="T8"/></text:p>
          </table:table-cell>
        </table:table-row>
        <table:table-row table:style-name="Tabela3.2">
          <table:table-cell table:style-name="Tabela3.A2" office:value-type="string">
            <text:p text:style-name="P30" loext:marker-style-name="T15"><text:span text:style-name="T15">Quem</text:span><text:span text:style-name="T15"/></text:p>
          </table:table-cell>
          <table:table-cell table:style-name="Tabela3.B2" office:value-type="string">
            <text:p text:style-name="P25" loext:marker-style-name="T8"><text:span text:style-name="T8">Síndicos, administradores, moradores e porteiros que precisam de uma ferramenta eficiente para gerenciar as rotinas e informações do condomínio.</text:span><text:span text:style-name="T8"/></text:p>
          </table:table-cell>
        </table:table-row>
        <table:table-row table:style-name="Tabela3.3">
          <table:table-cell table:style-name="Tabela3.A2" office:value-type="string">
            <text:p text:style-name="P30" loext:marker-style-name="T8"><text:span text:style-name="T8">Que</text:span><text:span text:style-name="T8"/></text:p>
          </table:table-cell>
          <table:table-cell table:style-name="Tabela3.B2" office:value-type="string">
            <text:p text:style-name="P25" loext:marker-style-name="T15"><text:span text:style-name="T15">Visa facilitar o gerenciamento de comunicação, finanças, reservas de áreas comuns, assembleias e documentos, centralizando todas as informações importantes em um único sistema.</text:span><text:span text:style-name="T15"/></text:p>
          </table:table-cell>
        </table:table-row>
        <table:table-row table:style-name="Tabela3.4">
          <table:table-cell table:style-name="Tabela3.A2" office:value-type="string">
            <text:p text:style-name="P30" loext:marker-style-name="T15"><text:span text:style-name="T15">Diferente</text:span><text:span text:style-name="T15"/></text:p>
          </table:table-cell>
          <table:table-cell table:style-name="Tabela3.B2" office:value-type="string">
            <text:p text:style-name="P25" loext:marker-style-name="T8"><text:span text:style-name="T8">BR Condomínios, uCondo e CondoConta</text:span><text:span text:style-name="T8"/></text:p>
          </table:table-cell>
        </table:table-row>
        <table:table-row table:style-name="Tabela3.5">
          <table:table-cell table:style-name="Tabela3.A5" office:value-type="string">
            <text:p text:style-name="P35" loext:marker-style-name="T15"><text:span text:style-name="T15">Nosso produto</text:span><text:span text:style-name="T15"/></text:p>
          </table:table-cell>
          <table:table-cell table:style-name="Tabela3.B5" office:value-type="string">
            <text:p text:style-name="P25" loext:marker-style-name="T8"><text:span text:style-name="T8">Atende à necessidade de organização, praticidade e automação na gestão condominial, proporcionando uma experiência simples, intuitiva e integrada para todos os envolvidos.</text:span><text:span text:style-name="T8"/></text:p>
          </table:table-cell>
        </table:table-row>
      </table:table>
      <text:p text:style-name="P25" loext:marker-style-name="T12"/>
      <text:list text:continue-numbering="true" text:style-name="WWNum1">
        <text:list-item>
          <text:list>
            <text:list-item>
              <text:p text:style-name="P37"><text:bookmark-start text:name="__RefHeading___Toc4854_585782842"/>Contexto de Negocio<text:bookmark-end text:name="__RefHeading___Toc4854_585782842"/></text:p>
              <text:p text:style-name="P37"/>
            </text:list-item>
          </text:list>
        </text:list-item>
      </text:list>
      <text:p text:style-name="P38"><text:tab/>O mercado condominial brasileiro conta com mais de 5,6 milhões de unidades residenciais e comerciais, apresentando um crescimento médio anual de 12% e movimentando cerca de R$ 2,8 bilhões. Esse cenário representa uma grande oportunidade para soluções tecnológicas como o CondoSmart, que atendem à crescente demanda por organização, segurança e automação.</text:p>
      <text:p text:style-name="P38"/>
      <text:list text:continue-numbering="true" text:style-name="WWNum1">
        <text:list-item>
          <text:p text:style-name="P14"><text:bookmark text:name="_2et92p0"/><text:bookmark-start text:name="__RefHeading___Toc707_585782842"/>Descrições de stakeholders e usuários<text:bookmark-end text:name="__RefHeading___Toc707_585782842"/></text:p>
        </text:list-item>
      </text:list>
      <text:p text:style-name="P16" loext:marker-style-name="T8"/>
      <text:p text:style-name="P39" loext:marker-style-name="T14"><text:span text:style-name="T17">As partes interessadas são todos os usuários do condomínio que buscam melhorar a eficiência da gestão condominial, promovendo uma organização otimizada das informações, maior transparência nos processos e facilidade de acesso a serviços, documentos e decisões coletivas.</text:span><text:span text:style-name="T17"/></text:p>
      <text:p text:style-name="P40"/>
      <text:list text:continue-numbering="true" text:style-name="WWNum1">
        <text:list-item>
          <text:list>
            <text:list-item>
              <text:p text:style-name="P21" loext:marker-style-name="T7"><text:bookmark text:name="_tyjcwt"/><text:bookmark-start text:name="__RefHeading___Toc721_585782842"/><text:soft-page-break/><text:span text:style-name="T7">Resumo das Partes Interessadas</text:span><text:bookmark-end text:name="__RefHeading___Toc721_585782842"/><text:span text:style-name="T7"/>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" loext:marker-style-name="T18"><text:span text:style-name="T18">Nome</text:span><text:span text:style-name="T18"/></text:p>
          </table:table-cell>
          <table:table-cell table:style-name="Tabela4.A1" office:value-type="string">
            <text:p text:style-name="P4" loext:marker-style-name="T18"><text:span text:style-name="T18">Descrição</text:span><text:span text:style-name="T18"/></text:p>
          </table:table-cell>
          <table:table-cell table:style-name="Tabela4.A1" office:value-type="string">
            <text:p text:style-name="P4" loext:marker-style-name="T18"><text:span text:style-name="T18">Responsabilidades</text:span><text:span text:style-name="T18"/></text:p>
          </table:table-cell>
        </table:table-row>
        <table:table-row table:style-name="Tabela4.1">
          <table:table-cell table:style-name="Tabela4.A2" office:value-type="string">
            <text:p text:style-name="P41" loext:marker-style-name="T14"><text:span text:style-name="T14">Moradores<text:line-break/></text:span><text:span text:style-name="T14"/></text:p>
          </table:table-cell>
          <table:table-cell table:style-name="Tabela4.A2" office:value-type="string">
            <text:p text:style-name="P4" loext:marker-style-name="T14"><text:span text:style-name="T14">Usuários finais do condomínio</text:span><text:span text:style-name="T14"/></text:p>
          </table:table-cell>
          <table:table-cell table:style-name="Tabela4.A2" office:value-type="string">
            <text:p text:style-name="P4" loext:marker-style-name="T14"><text:span text:style-name="T14">Utilizar o sistema para comunicação, reservas, pagamentos e participação em assembleias. Fornecer feedback sobre usabilidade e funcionalidades.</text:span><text:span text:style-name="T14"/></text:p>
          </table:table-cell>
        </table:table-row>
        <table:table-row table:style-name="Tabela4.3">
          <table:table-cell table:style-name="Tabela4.A2" office:value-type="string">
            <text:p text:style-name="P4" loext:marker-style-name="T14"><text:span text:style-name="T14">Síndicos/Administradores</text:span><text:span text:style-name="T14"/></text:p>
          </table:table-cell>
          <table:table-cell table:style-name="Tabela4.A2" office:value-type="string">
            <text:p text:style-name="P4" loext:marker-style-name="T14"><text:span text:style-name="T14">Responsáveis pela gestão condominial</text:span><text:span text:style-name="T14"/></text:p>
          </table:table-cell>
          <table:table-cell table:style-name="Tabela4.A2" office:value-type="string">
            <text:p text:style-name="P4" loext:marker-style-name="T14"><text:span text:style-name="T14">Gerenciar finanças, documentos, ocorrências, assembleias e aprovar solicitações dos moradores. Garantir a atualização e organização das informações no sistema.</text:span><text:span text:style-name="T14"/></text:p>
          </table:table-cell>
        </table:table-row>
        <table:table-row table:style-name="Tabela4.4">
          <table:table-cell table:style-name="Tabela4.A2" office:value-type="string">
            <text:p text:style-name="P4" loext:marker-style-name="T14"><text:span text:style-name="T14">Porteiros/Segurança</text:span><text:span text:style-name="T14"/></text:p>
          </table:table-cell>
          <table:table-cell table:style-name="Tabela4.A2" office:value-type="string">
            <text:p text:style-name="P4" loext:marker-style-name="T14"><text:span text:style-name="T14">Colaboradores do condomínio</text:span><text:span text:style-name="T14"/></text:p>
          </table:table-cell>
          <table:table-cell table:style-name="Tabela4.A2" office:value-type="string">
            <text:p text:style-name="P4" loext:marker-style-name="T14"><text:span text:style-name="T14">Registrar entradas e saídas, controlar entregas e correspondências, utilizar o sistema para comunicação rápida com a administração.</text:span><text:span text:style-name="T14"/></text:p>
          </table:table-cell>
        </table:table-row>
      </table:table>
      <text:list text:continue-numbering="true" text:style-name="WWNum1">
        <text:list-item>
          <text:list>
            <text:list-item>
              <text:p text:style-name="P21" loext:marker-style-name="T7"><text:bookmark text:name="_3dy6vkm"/><text:bookmark-start text:name="__RefHeading___Toc719_585782842"/><text:span text:style-name="T7">Resumo do usuário</text:span><text:bookmark-end text:name="__RefHeading___Toc719_585782842"/><text:span text:style-name="T7"/></text:p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" loext:marker-style-name="T19"><text:span text:style-name="T19">Nome</text:span><text:span text:style-name="T19"/></text:p>
          </table:table-cell>
          <table:table-cell table:style-name="Tabela5.A1" office:value-type="string">
            <text:p text:style-name="P4" loext:marker-style-name="T19"><text:span text:style-name="T19">Descrição</text:span><text:span text:style-name="T19"/></text:p>
          </table:table-cell>
          <table:table-cell table:style-name="Tabela5.A1" office:value-type="string">
            <text:p text:style-name="P4" loext:marker-style-name="T19"><text:span text:style-name="T19">Responsabilidades</text:span><text:span text:style-name="T19"/></text:p>
          </table:table-cell>
          <table:table-cell table:style-name="Tabela5.A1" office:value-type="string">
            <text:p text:style-name="P4" loext:marker-style-name="T19"><text:span text:style-name="T19">Interessados</text:span><text:span text:style-name="T19"/></text:p>
          </table:table-cell>
        </table:table-row>
        <table:table-row table:style-name="Tabela5.2">
          <table:table-cell table:style-name="Tabela5.A2" office:value-type="string">
            <text:p text:style-name="P25" loext:marker-style-name="T15"><text:span text:style-name="T15">Moradores<text:line-break/></text:span><text:span text:style-name="T15"/></text:p>
          </table:table-cell>
          <table:table-cell table:style-name="Tabela5.A2" office:value-type="string">
            <text:p text:style-name="P25" loext:marker-style-name="T8"><text:span text:style-name="T8">Consumidores do sistema</text:span><text:span text:style-name="T8"/></text:p>
          </table:table-cell>
          <table:table-cell table:style-name="Tabela5.A2" office:value-type="string">
            <text:p text:style-name="P25" loext:marker-style-name="T8"><text:span text:style-name="T8">Utilizar o aplicativo para acessar comunicados, reservar áreas comuns, registrar ocorrências e consultar boletos.</text:span><text:span text:style-name="T8"/></text:p>
          </table:table-cell>
          <table:table-cell table:style-name="Tabela5.A2" office:value-type="string">
            <text:p text:style-name="P25" loext:marker-style-name="T8"><text:span text:style-name="T8">Auto representado.</text:span><text:span text:style-name="T8"/></text:p>
          </table:table-cell>
        </table:table-row>
        <table:table-row table:style-name="Tabela5.3">
          <table:table-cell table:style-name="Tabela5.A2" office:value-type="string">
            <text:p text:style-name="P25" loext:marker-style-name="T8"><text:span text:style-name="T8">Síndicos/Administradores</text:span><text:span text:style-name="T8"/></text:p>
          </table:table-cell>
          <table:table-cell table:style-name="Tabela5.A2" office:value-type="string">
            <text:p text:style-name="P25" loext:marker-style-name="T8"><text:span text:style-name="T8">Consumidores do sistema</text:span><text:span text:style-name="T8"/></text:p>
          </table:table-cell>
          <table:table-cell table:style-name="Tabela5.A2" office:value-type="string">
            <text:p text:style-name="P25" loext:marker-style-name="T8"><text:span text:style-name="T8">Gerenciar finanças, documentos, assembleias, aprovar solicitações e manter a organização das informações do condomínio.</text:span><text:span text:style-name="T8"/></text:p>
          </table:table-cell>
          <table:table-cell table:style-name="Tabela5.A2" office:value-type="string">
            <text:p text:style-name="P25" loext:marker-style-name="T8"><text:span text:style-name="T8">Auto representado.</text:span><text:span text:style-name="T8"/></text:p>
          </table:table-cell>
        </table:table-row>
        <table:table-row table:style-name="Tabela5.3">
          <table:table-cell table:style-name="Tabela5.A4" office:value-type="string">
            <text:p text:style-name="P25" loext:marker-style-name="T8"><text:span text:style-name="T8">Porteiros/Segurança<text:line-break/></text:span><text:span text:style-name="T8"/></text:p>
          </table:table-cell>
          <table:table-cell table:style-name="Tabela5.A4" office:value-type="string">
            <text:p text:style-name="P42" loext:marker-style-name="T8">Consumidores do sistema<text:line-break/><text:span text:style-name="T8"/></text:p>
          </table:table-cell>
          <table:table-cell table:style-name="Tabela5.A4" office:value-type="string">
            <text:p text:style-name="P25" loext:marker-style-name="T8"><text:span text:style-name="T8">Controlar entradas/saídas, registrar entregas e comunicar ocorrências à administração pelo sistema.<text:line-break/></text:span><text:span text:style-name="T8"/></text:p>
          </table:table-cell>
          <table:table-cell table:style-name="Tabela5.A4" office:value-type="string">
            <text:p text:style-name="P25" loext:marker-style-name="T8"><text:span text:style-name="T8">Auto representado.</text:span><text:span text:style-name="T8"/></text:p>
          </table:table-cell>
        </table:table-row>
      </table:table>
      <text:p text:style-name="P43" loext:marker-style-name="T15"/>
      <text:list text:continue-numbering="true" text:style-name="WWNum1">
        <text:list-item>
          <text:list>
            <text:list-item>
              <text:p text:style-name="P21" loext:marker-style-name="T7"><text:bookmark text:name="_1t3h5sf"/><text:bookmark-start text:name="__RefHeading___Toc717_585782842"/><text:soft-page-break/><text:span text:style-name="T7">Ambiente atual do Usuário</text:span><text:bookmark-end text:name="__RefHeading___Toc717_585782842"/><text:span text:style-name="T7"/></text:p>
            </text:list-item>
          </text:list>
        </text:list-item>
      </text:list>
      <text:p text:style-name="P44" loext:marker-style-name="T8"><text:span text:style-name="T8">A gestão diária dos condomínios atualmente é realizada, na maioria dos casos, por meio de planilhas Excel e grupos de mensagens, compartilhados entre síndicos, administradores e moradores de diferentes apartamentos e horários. Essa prática, no entanto, acarreta desafios, como a constante edição manual, esquecimentos de atualizações e falta de padronização, resultando em desorganização e dificultando o funcionamento eficiente do condomínio. Além disso, a ausência de controle digitalizado de acesso às áreas comuns e registros de atividades representa outra questão crítica, já que a falta de monitoramento pode comprometer a segurança, a transparência e a rastreabilidade das ações, sem a possibilidade de identificar facilmente quem realizou determinada atividade e quando ela ocorreu.</text:span><text:span text:style-name="T8"/></text:p>
      <text:list text:continue-numbering="true" text:style-name="WWNum1">
        <text:list-item>
          <text:list>
            <text:list-item>
              <text:p text:style-name="P21" loext:marker-style-name="T7"><text:bookmark text:name="_4d34og8"/><text:bookmark-start text:name="__RefHeading___Toc715_585782842"/><text:span text:style-name="T7">Resumo das principais necessidades dos principais interessados ou do usuário</text:span><text:bookmark-end text:name="__RefHeading___Toc715_585782842"/><text:span text:style-name="T7"/></text:p>
            </text:list-item>
          </text:list>
        </text:list-item>
      </text:list>
      <text:p text:style-name="P45" loext:marker-style-name="T8"><text:span text:style-name="T20">• <text:s text:c="5"/><text:tab/></text:span><text:span text:style-name="T21">Quais são as razões para este problema? </text:span><text:span text:style-name="T8"><text:s/>O excesso de papéis, planilhas e comunicação descentralizada dificulta a localização rápida de informações importantes. Outro ponto ressaltado por síndicos e administradores é a falta de controle digital sobre o acesso e uso das áreas comuns do condomínio. </text:span></text:p>
      <text:p text:style-name="P45" loext:marker-style-name="T8"><text:span text:style-name="T8">• <text:s text:c="5"/><text:tab/></text:span><text:span text:style-name="T21">Como é resolvido agora? </text:span><text:span text:style-name="T8">A </text:span><text:span text:style-name="T22">solução atual envolve o uso de planilhas, anotações físicas e comunicação por aplicativos de mensagens, métodos que não garantem atualização em tempo real, controle de acesso eficiente ou organização centralizada dos dados.</text:span></text:p>
      <text:p text:style-name="P45" loext:marker-style-name="T8"><text:span text:style-name="T8">• <text:s text:c="5"/><text:tab/></text:span><text:span text:style-name="T21">Que soluções a parte interessada ou o usuário deseja? </text:span><text:span text:style-name="T8">O</text:span><text:span text:style-name="T22">s usuários desejam um software que centralize a gestão do condomínio, facilitando o cadastro e reserva de áreas comuns, busca por informações e documentos, controle de acesso, acompanhamento de solicitações e registro de ocorrências, além de garantir transparência e rastreabilidade sobre quem realizou cada ação e quando.</text:span></text:p>
      <text:p text:style-name="P46" loext:marker-style-name="T15"/>
      <text:list xml:id="list123418308422776" text:continue-numbering="true" text:style-name="WWNum1">
        <text:list-item>
          <text:list>
            <text:list-item>
              <text:p text:style-name="P21" loext:marker-style-name="T7"><text:bookmark text:name="_2s8eyo1"/><text:bookmark-start text:name="__RefHeading___Toc713_585782842"/><text:span text:style-name="T7">Alternativas e Concorrência</text:span><text:bookmark-end text:name="__RefHeading___Toc713_585782842"/><text:span text:style-name="T7"/></text:p>
            </text:list-item>
          </text:list>
        </text:list-item>
      </text:list>
      <text:p text:style-name="P45" loext:marker-style-name="T8"><text:span text:style-name="T20">• <text:s text:c="5"/><text:tab/></text:span><text:span text:style-name="T8">Concorrentes: </text:span></text:p>
      <text:p text:style-name="P45" loext:marker-style-name="T8"><text:bookmark text:name="_17dp8vu"/><text:span text:style-name="T8"><text:tab/>• <text:s text:c="4"/>BRCondomínio: </text:span><text:span text:style-name="T22">é um software de gestão condominial que oferece automação de atendimento, emissão de boletos, relatórios financeiros e controle de processos administrativos. Os pontos fracos desse aplicativo são: interface tradicional e pouco intuitiva, foco excessivo em processos contábeis e pouca inovação em experiência do usuário. O site deles é: </text:span><text:a xlink:type="simple" xlink:href="https://brcondominio.com.br/" office:target-frame-name="_blank" xlink:show="new" text:style-name="Internet_20_link" text:visited-style-name="Visited_20_Internet_20_Link"><text:span text:style-name="Internet_20_link"><text:span text:style-name="T8">https://brcondominio.com.br/</text:span></text:span></text:a></text:p>
      <text:p text:style-name="P44" loext:marker-style-name="T8"><text:span text:style-name="T8">• <text:s text:c="4"/>CondoConta: </text:span><text:span text:style-name="T22">é uma solução financeira criada para condomínios, atuando como um hub bancário integrado a sistemas de gestão, com emissão e conciliação automática de boletos e pagamentos. Os pontos fracos do CondoConta são: foco </text:span><text:soft-page-break/><text:span text:style-name="T22">restrito à área financeira, não abrangendo comunicação, reservas ou assembleias digitais, e ausência de recursos de automação para outras rotinas condominiais. O site deles é: </text:span><text:span text:style-name="Internet_20_link"><text:span text:style-name="T8">https://condoconta.com.br/</text:span></text:span></text:p>
      <text:p text:style-name="P47"><text:tab/><text:span text:style-name="T8">• <text:s text:c="4"/>uCondo: </text:span><text:span text:style-name="T22">é uma solução financeira criada para condomínios, atuando como um hub bancário integrado a sistemas de gestão, com emissão e conciliação automática de boletos e pagamentos. Os pontos fracos do CondoConta são: foco restrito à área financeira, não abrangendo comunicação, reservas ou assembleias digitais, e ausência de recursos de automação para outras rotinas condominiais. O site deles é: </text:span><text:a xlink:type="simple" xlink:href="https://condoconta.com.br/" text:style-name="Internet_20_link" text:visited-style-name="Visited_20_Internet_20_Link"><text:span text:style-name="Internet_20_link"><text:span text:style-name="T8">https://condoconta.com.br/</text:span></text:span></text:a></text:p>
      <text:p text:style-name="P48"><text:bookmark text:name="Diferenciais_do_AlugueLink:"/><text:bookmark-start text:name="__RefHeading___Toc4850_585782842"/>Diferenciais<text:span text:style-name="T23"> </text:span>do<text:span text:style-name="T24"> </text:span><text:span text:style-name="T25">CondoSmart</text:span><text:span text:style-name="T26">:</text:span><text:bookmark-end text:name="__RefHeading___Toc4850_585782842"/></text:p>
      <text:p text:style-name="P49" loext:marker-style-name="T27"/>
      <text:list text:style-name="L2">
        <text:list-item>
          <text:p text:style-name="P50"><text:span text:style-name="T28">Assistente Inteligente</text:span><text:span text:style-name="T26">.</text:span></text:p>
        </text:list-item>
        <text:list-item>
          <text:p text:style-name="P51"><text:span text:style-name="T28">Modelo de precificação</text:span><text:span text:style-name="T26">.</text:span></text:p>
        </text:list-item>
        <text:list-item>
          <text:p text:style-name="P52"><text:span text:style-name="T29">Sistema de feedback</text:span><text:span text:style-name="T30">.</text:span></text:p>
        </text:list-item>
      </text:list>
      <text:p text:style-name="P53"><text:span text:style-name="Internet_20_link"><text:span text:style-name="T31"/></text:span></text:p>
      <text:list text:continue-list="list123418308422776" text:style-name="WWNum1">
        <text:list-item>
          <text:p text:style-name="P14"><text:bookmark-start text:name="__RefHeading___Toc705_585782842"/>Visão geral do produto<text:bookmark-end text:name="__RefHeading___Toc705_585782842"/></text:p>
        </text:list-item>
      </text:list>
      <text:p text:style-name="P54"/>
      <text:p text:style-name="P55" loext:marker-style-name="T12"><text:tab/>Nas próximas subseções, são detalhadas as funcionalidades, diferenciais e premissas técnicas do CondoSmart, uma plataforma digital para gestão condominial moderna. O sistema foi idealizado para unificar processos, centralizar informações e facilitar a comunicação entre moradores, síndicos, administradores e porteiros, proporcionando uma gestão mais transparente, segura e eficiente. </text:p>
      <text:p text:style-name="P55" loext:marker-style-name="T12"/>
      <text:list text:continue-numbering="true" text:style-name="WWNum1">
        <text:list-item>
          <text:list>
            <text:list-item>
              <text:p text:style-name="P56"><text:bookmark-start text:name="__RefHeading___Toc13150_2609177118"/><text:span text:style-name="T7">Insights de Produto</text:span> <text:bookmark-end text:name="__RefHeading___Toc13150_2609177118"/></text:p>
              <text:p text:style-name="P56"/>
            </text:list-item>
          </text:list>
        </text:list-item>
      </text:list>
      <text:p text:style-name="P57"><text:tab/>O CondoSmart é uma plataforma que ajuda na administração de condomínios de forma prática e moderna. Com ela, é possível centralizar tudo em um só lugar: reservas de áreas comuns, finanças, documentos, assembleias e comunicação entre os moradores e a administração.</text:p>
      <text:p text:style-name="P57"/>
      <text:list text:continue-numbering="true" text:style-name="WWNum1">
        <text:list-item>
          <text:list>
            <text:list-item>
              <text:p text:style-name="P56"><text:bookmark-start text:name="__RefHeading___Toc13148_2609177118"/><text:span text:style-name="T7">Suposições e Dependências</text:span> <text:bookmark-end text:name="__RefHeading___Toc13148_2609177118"/></text:p>
            </text:list-item>
          </text:list>
        </text:list-item>
      </text:list>
      <text:p text:style-name="P58"/>
      <text:p text:style-name="P57">No aspecto técnico, o sistema depende de uma boa infraestrutura, como a hospedagem em servidores na nuvem que garantam estabilidade e disponibilidade contínua. Também é essencial a integração com serviços de pagamento online, como PagSeguro, Gerencianet e PIX, além do suporte total para dispositivos móveis com <text:soft-page-break/>sistemas Android e iOS. Outro ponto importante é a presença de um sistema seguro de autenticação e proteção de dados, com uso de criptografia para garantir a privacidade das informações dos usuários.</text:p>
      <text:p text:style-name="P57"/>
      <text:list xml:id="list123419266697229" text:continue-numbering="true" text:style-name="WWNum1">
        <text:list-item>
          <text:list>
            <text:list-item>
              <text:p text:style-name="P59"><text:bookmark-start text:name="__RefHeading___Toc13146_2609177118"/>Características do produto<text:bookmark-end text:name="__RefHeading___Toc13146_2609177118"/></text:p>
              <text:p text:style-name="P59"/>
            </text:list-item>
          </text:list>
        </text:list-item>
      </text:list>
      <text:list text:style-name="L3">
        <text:list-item>
          <text:p text:style-name="P60">Gestão de áreas comuns: <text:span text:style-name="T32">Reservas com verificação de disponibilidade, cancelamento e alterações com notificações automáticas. </text:span></text:p>
        </text:list-item>
        <text:list-item>
          <text:p text:style-name="P61"><text:span text:style-name="T10">Comunicação integrada:</text:span> Envio de comunicados e chat interno entre moradores, síndico e porteiros. </text:p>
        </text:list-item>
        <text:list-item>
          <text:p text:style-name="P61"><text:span text:style-name="T10">Gestão financeira:</text:span> Registro de gastos, visualização de boletos, pagamentos via plataforma (PIX, cartão, boleto), emissão de comprovantes e relatórios detalhados. </text:p>
        </text:list-item>
        <text:list-item>
          <text:p text:style-name="P60">Controle de manutenção: <text:span text:style-name="T32">Solicitação de serviços, registro de responsáveis, definição de prioridade e acompanhamento do status. </text:span></text:p>
        </text:list-item>
        <text:list-item>
          <text:p text:style-name="P62">Gerenciamento de documentos: <text:span text:style-name="T32">Acesso a atas, contratos, arquivos PDF e histórico de assembleias.</text:span></text:p>
        </text:list-item>
        <text:list-item>
          <text:p text:style-name="P62">Segurança e controle de acesso: <text:span text:style-name="T32">Cadastro de visitantes, rastreabilidade de ações no sistema, autenticação e registro de entradas.</text:span></text:p>
        </text:list-item>
        <text:list-item>
          <text:p text:style-name="P62">Relatórios e estatísticas:<text:span text:style-name="T32"> Painéis para síndicos com visão geral da saúde financeira e administrativa do condomínio. </text:span></text:p>
        </text:list-item>
      </text:list>
      <text:p text:style-name="P55" loext:marker-style-name="T12"><text:tab/></text:p>
      <text:list text:continue-list="list123419266697229" text:style-name="WWNum1">
        <text:list-item>
          <text:p text:style-name="P63"><text:bookmark-start text:name="__RefHeading___Toc13144_2609177118"/>Outros requisitos do produto<text:tab/><text:bookmark-end text:name="__RefHeading___Toc13144_2609177118"/></text:p>
          <text:p text:style-name="P63"/>
        </text:list-item>
      </text:list>
      <text:p text:style-name="P64"><text:bookmark text:name="Requisitos_funcionais:"/><text:bookmark-start text:name="__RefHeading___Toc13154_2609177118"/><text:span text:style-name="T26">Requisitos</text:span><text:span text:style-name="T33"> </text:span><text:span text:style-name="T26">funcionais:</text:span> <text:span text:style-name="T34"><text:s/></text:span><text:bookmark-end text:name="__RefHeading___Toc13154_2609177118"/></text:p>
      <text:p text:style-name="P65">R<text:span text:style-name="T35">0</text:span>1 – Reservar área de lazer<text:line-break/>R<text:span text:style-name="T35">0</text:span>2 – Visualizar atas de reunião<text:line-break/>R<text:span text:style-name="T35">0</text:span>3 – Escrever ata ou anexar PDF<text:line-break/>R<text:span text:style-name="T35">0</text:span>4 – Ver boletos em aberto<text:line-break/>R<text:span text:style-name="T35">0</text:span>5 – Efetuar pagamento de boleto<text:line-break/>R<text:span text:style-name="T35">0</text:span>6 – Emitir comprovante de pagamento<text:line-break/>R<text:span text:style-name="T35">0</text:span>7 – Registrar serviços de manutenção<text:line-break/>R<text:span text:style-name="T35">0</text:span>8 – Priorizar serviços e enviar para responsáveis<text:line-break/>R<text:span text:style-name="T35">0</text:span>9 – Concluir e acompanhar manutenções<text:line-break/><text:soft-page-break/>R10 – Registrar gastos do condomínio<text:line-break/>R11 – Registrar manutenções feitas<text:line-break/>R12 – Anexar comprovante de gasto<text:line-break/>R13 – Alterar data/horário/responsável da área de lazer<text:line-break/>R14 – Verificar disponibilidade em alterações<text:line-break/>R15 – Notificar moradores sobre alterações<text:line-break/>R16 – Cadastrar entrada de visitantes<text:line-break/>R17 – Enviar comunicações para condôminos<text:line-break/>R18 – Verificar serviços pendentes de manutenção<text:line-break/>R19 – Atualizar Status de Manutenção </text:p>
      <text:p text:style-name="P66"><text:bookmark text:name="Requisitos_não_funcionais:"/><text:bookmark-start text:name="__RefHeading___Toc13152_2609177118"/><text:span text:style-name="T36">Requisitos</text:span><text:span text:style-name="T37"> </text:span><text:span text:style-name="T36">não</text:span><text:span text:style-name="T38"> </text:span><text:span text:style-name="T36">funcionais:</text:span><text:bookmark-end text:name="__RefHeading___Toc13152_2609177118"/></text:p>
      <text:p text:style-name="P67">RNF<text:span text:style-name="T35">0</text:span>1 – Tempo de resposta de até 5 segundos <text:span text:style-name="T34"><text:s/></text:span>(Requisito<text:span text:style-name="T39"> </text:span>de<text:span text:style-name="T40"> </text:span>desempenho).<text:line-break/>RNF<text:span text:style-name="T35">0</text:span>2 – Compatibilidade com navegadores Chrome, Firefox, Safari e Edge, além de dispositivos móveis Android e iOS <text:span text:style-name="T34"><text:s/></text:span>(Requisito<text:span text:style-name="T41"> </text:span>de <text:span text:style-name="T42">portabilidade</text:span><text:span text:style-name="T26">).</text:span><text:line-break/>RNF<text:span text:style-name="T35">0</text:span>3 – <text:span text:style-name="T35">I</text:span>nterface amigável com acessibilidade <text:span text:style-name="T34"><text:s/></text:span>(Requisito<text:span text:style-name="T41"> </text:span>de <text:span text:style-name="T26">usabilidade).</text:span><text:line-break/>RNF<text:span text:style-name="T35">0</text:span><text:span text:style-name="T42">4</text:span><text:span text:style-name="T35"> – </text:span>Seguir a LGPD (Lei Geral de Proteção de Dados) (Requisito de segurança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PT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PT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0pt" fo:language="pt" fo:country="PT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class="chapter">
      <loext:graphic-properties draw:fill="none" draw:fill-color="#ffffff"/>
      <style:paragraph-properties fo:margin-left="1.27cm" fo:margin-right="0cm" fo:margin-top="0.212cm" fo:margin-bottom="0.106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-1.27cm" style:auto-text-indent="false" fo:break-before="auto" fo:break-after="auto" fo:background-color="transparent" fo:keep-with-next="always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anguage="pt" fo:country="PT" fo:font-style="normal" style:text-underline-style="none" fo:font-weight="bold" style:letter-kerning="false" fo:background-color="transparent" style:font-name-asian="Arial1" style:font-family-asian="Arial" style:font-family-generic-asian="system" style:font-pitch-asian="variable" style:font-size-asian="12pt" style:language-asian="zh" style:country-asian="CN" style:font-style-asian="normal" style:font-weight-asian="bold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class="chapter">
      <loext:graphic-properties draw:fill="none" draw:fill-color="#ffffff"/>
      <style:paragraph-properties fo:margin-left="1.27cm" fo:margin-right="0cm" fo:margin-top="0.212cm" fo:margin-bottom="0.106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-1.27cm" style:auto-text-indent="false" fo:break-before="auto" fo:break-after="auto" fo:background-color="transparent" fo:keep-with-next="always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0pt" fo:language="pt" fo:country="PT" fo:font-style="normal" style:text-underline-style="none" fo:font-weight="bold" style:letter-kerning="false" fo:background-color="transparent" style:font-name-asian="Arial1" style:font-family-asian="Arial" style:font-family-generic-asian="system" style:font-pitch-asian="variable" style:font-size-asian="10pt" style:language-asian="zh" style:country-asian="CN" style:font-style-asian="normal" style:font-weight-asian="bold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class="chapter">
      <loext:graphic-properties draw:fill="none" draw:fill-color="#ffffff"/>
      <style:paragraph-properties fo:margin-left="1.27cm" fo:margin-right="0cm" fo:margin-top="0.212cm" fo:margin-bottom="0.106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-1.27cm" style:auto-text-indent="false" fo:break-before="auto" fo:break-after="auto" fo:background-color="transparent" fo:keep-with-next="always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0pt" fo:language="pt" fo:country="PT" fo:font-style="italic" style:text-underline-style="none" fo:font-weight="normal" style:letter-kerning="false" fo:background-color="transparent" style:font-name-asian="Arial1" style:font-family-asian="Arial" style:font-family-generic-asian="system" style:font-pitch-asian="variable" style:font-size-asian="10pt" style:language-asian="zh" style:country-asian="CN" style:font-style-asian="italic" style:font-weight-asian="normal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class="chapter">
      <loext:graphic-properties draw:fill="none" draw:fill-color="#ffffff"/>
      <style:paragraph-properties fo:margin-left="1.27cm" fo:margin-right="0cm" fo:margin-top="0.212cm" fo:margin-bottom="0.106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-1.27cm" style:auto-text-indent="false" fo:break-before="auto" fo:break-after="auto" fo:background-color="transparent" fo:keep-with-next="always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0pt" fo:language="pt" fo:country="PT" fo:font-style="normal" style:text-underline-style="none" fo:font-weight="normal" style:letter-kerning="false" fo:background-color="transparent" style:font-name-asian="Arial1" style:font-family-asian="Arial" style:font-family-generic-asian="system" style:font-pitch-asian="variable" style:font-size-asian="10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class="chapter">
      <loext:graphic-properties draw:fill="none" draw:fill-color="#ffffff"/>
      <style:paragraph-properties fo:margin-left="5.08cm" fo:margin-right="0cm" fo:margin-top="0.423cm" fo:margin-bottom="0.106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language="pt" fo:country="PT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6" style:display-name="Heading 6" style:family="paragraph" style:class="chapter">
      <loext:graphic-properties draw:fill="none" draw:fill-color="#ffffff"/>
      <style:paragraph-properties fo:margin-left="5.08cm" fo:margin-right="0cm" fo:margin-top="0.423cm" fo:margin-bottom="0.106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language="pt" fo:country="PT" fo:font-style="italic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zh" style:country-asian="CN" style:font-style-asian="italic" style:font-weight-asian="normal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8pt" fo:language="pt" fo:country="PT" fo:font-style="normal" style:text-underline-style="none" fo:font-weight="bold" style:letter-kerning="false" fo:background-color="transparent" style:font-name-asian="Arial1" style:font-family-asian="Arial" style:font-family-generic-asian="system" style:font-pitch-asian="variable" style:font-size-asian="18pt" style:language-asian="zh" style:country-asian="CN" style:font-style-asian="normal" style:font-weight-asian="bold" style:font-name-complex="Arial1" style:font-family-complex="Arial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class="chapter">
      <loext:graphic-properties draw:fill="none" draw:fill-color="#ffffff"/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8pt" fo:language="pt" fo:country="PT" fo:font-style="italic" style:text-underline-style="none" fo:font-weight="normal" style:letter-kerning="false" fo:background-color="transparent" style:font-name-asian="Arial1" style:font-family-asian="Arial" style:font-family-generic-asian="system" style:font-pitch-asian="variable" style:font-size-asian="18pt" style:language-asian="zh" style:country-asian="CN" style:font-style-asian="italic" style:font-weight-asian="normal" style:font-name-complex="Arial1" style:font-family-complex="Arial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905cm" fo:text-indent="-1.27cm" style:auto-text-indent="fals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ela6" style:family="table">
      <style:table-properties style:width="16.859cm" fo:margin-left="-0.734cm" fo:margin-top="0cm" fo:margin-bottom="0cm" table:align="left" style:writing-mode="page"/>
    </style:style>
    <style:style style:name="Tabela6.A" style:family="table-column">
      <style:table-column-properties style:column-width="11.252cm"/>
    </style:style>
    <style:style style:name="Tabela6.B" style:family="table-column">
      <style:table-column-properties style:column-width="5.607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ela7" style:family="table">
      <style:table-properties style:width="16.732cm" fo:margin-left="-0.764cm" fo:margin-top="0cm" fo:margin-bottom="0cm" table:align="left" style:writing-mode="page"/>
    </style:style>
    <style:style style:name="Tabela7.A" style:family="table-column">
      <style:table-column-properties style:column-width="5.577cm"/>
    </style:style>
    <style:style style:name="Tabela7.1" style:family="table-row">
      <style:table-row-properties style:min-row-height="0.476cm" fo:keep-together="auto"/>
    </style:style>
    <style:style style:name="Tabela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P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loext:opacity="100%"/>
    </style:style>
    <style:style style:name="MP5" style:family="paragraph" style:parent-style-name="Standard">
      <style:paragraph-properties fo:line-height="115%"/>
      <style:text-properties fo:color="#000000" loext:opacity="100%" fo:font-style="italic" style:font-style-asian="italic"/>
    </style:style>
    <style:style style:name="MP6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line-height="115%"/>
      <style:text-properties fo:color="#000000" loext:opacity="100%"/>
    </style:style>
    <style:style style:name="MP8" style:family="paragraph" style:parent-style-name="Standard">
      <style:paragraph-properties fo:margin-left="0cm" fo:margin-right="0.635cm" fo:text-indent="0cm" style:auto-text-indent="false"/>
    </style:style>
    <style:style style:name="MP9" style:family="paragraph" style:parent-style-name="Standard">
      <style:paragraph-properties fo:text-align="center" style:justify-single-word="false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8pt" fo:font-weight="bold" style:font-size-asian="18pt" style:font-weight-asian="bold" style:font-size-complex="18pt"/>
    </style:style>
    <style:style style:name="MT3" style:family="text">
      <style:text-properties fo:color="#000000" loext:opacity="100%"/>
    </style:style>
    <style:style style:name="MT4" style:family="text">
      <style:text-properties fo:color="#000000" loext:opacity="100%" fo:font-style="italic" style:font-style-asian="italic"/>
    </style:style>
    <style:style style:name="MT5" style:family="text">
      <style:text-properties style:font-name="Arial" fo:font-weight="bold" style:font-name-asian="Arial1" style:font-weight-asian="bold" style:font-name-complex="Arial1"/>
    </style:style>
    <style:style style:name="MT6" style:family="text">
      <style:text-properties style:font-name="Arial" style:font-name-asian="Arial1" style:font-name-complex="Arial1"/>
    </style:style>
    <style:style style:name="MT7" style:family="text">
      <style:text-properties style:font-name="Arial" officeooo:rsid="0013af25" style:font-name-asian="Arial1" style:font-name-complex="Arial1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ext:p text:style-name="MP2" loext:marker-style-name="MT1"/>
        <text:p text:style-name="MP3" loext:marker-style-name="MT2"><text:span text:style-name="MT2">CondoSmart</text:span><text:span text:style-name="MT2"/></text:p>
        <text:p text:style-name="MP4" loext:marker-style-name="MT3"/>
      </style:header>
    </style:master-page>
    <style:master-page style:name="Converted1" style:page-layout-name="Mpm2" draw:style-name="Mdp1">
      <style:header>
        <text:p text:style-name="MP5" loext:marker-style-name="MT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Standard" loext:marker-style-name="MT5"><text:span text:style-name="MT5">CondoSmart</text:span><text:span text:style-name="MT5"/></text:p>
            </table:table-cell>
            <table:table-cell table:style-name="Tabela6.A1" office:value-type="string">
              <text:p text:style-name="MP6" loext:marker-style-name="MT6"><text:s text:c="2"/><text:span text:style-name="MT6">Versão: 1.</text:span><text:span text:style-name="MT7">5</text:span></text:p>
            </table:table-cell>
          </table:table-row>
          <table:table-row table:style-name="Tabela6.1">
            <table:table-cell table:style-name="Tabela6.A1" office:value-type="string">
              <text:p text:style-name="Standard" loext:marker-style-name="MT6"><text:span text:style-name="MT6">Documento de Visão</text:span><text:span text:style-name="MT6"/></text:p>
            </table:table-cell>
            <table:table-cell table:style-name="Tabela6.A1" office:value-type="string">
              <text:p text:style-name="Standard" loext:marker-style-name="MT6"><text:s text:c="2"/><text:span text:style-name="MT6">Data</text:span>: <text:span text:style-name="MT6">25</text:span>/<text:span text:style-name="MT6">0</text:span><text:span text:style-name="MT7">7</text:span>/<text:span text:style-name="MT6">2025</text:span></text:p>
            </table:table-cell>
          </table:table-row>
        </table:table>
        <text:p text:style-name="MP4" loext:marker-style-name="MT3"/>
      </style:header>
      <style:footer>
        <text:p text:style-name="MP7" loext:marker-style-name="MT3"/>
        <table:table table:name="Tabela7" table:style-name="Tabela7">
          <table:table-column table:style-name="Tabela7.A" table:number-columns-repeated="3"/>
          <table:table-row table:style-name="Tabela7.1">
            <table:table-cell table:style-name="Tabela7.A1" office:value-type="string">
              <text:p text:style-name="MP8" loext:marker-style-name="MT6"><text:span text:style-name="MT6">Confidencial</text:span><text:span text:style-name="MT6"/></text:p>
            </table:table-cell>
            <table:table-cell table:style-name="Tabela7.A1" office:value-type="string">
              <text:p text:style-name="MP9" loext:marker-style-name="MT6"><text:span text:style-name="MT6">©&lt;CondoSmart&gt;,</text:span> <text:span text:style-name="MT6">2025</text:span></text:p>
            </table:table-cell>
            <table:table-cell table:style-name="Tabela7.A1" office:value-type="string">
              <text:p text:style-name="MP10" loext:marker-style-name="MT6"><text:span text:style-name="MT6">Página </text:span><text:page-number text:select-page="current">11</text:page-number></text:p>
            </table:table-cell>
          </table:table-row>
        </table:table>
        <text:p text:style-name="MP4" loext:marker-style-name="MT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pt-BR</dc:language>
    <dc:date>2025-08-06T12:34:17.263782700</dc:date>
    <meta:editing-cycles>12</meta:editing-cycles>
    <meta:editing-duration>PT33M11S</meta:editing-duration>
    <meta:generator>LibreOffice/25.2.3.2$Windows_x86 LibreOffice_project/bbb074479178df812d175f709636b368952c2ce3</meta:generator>
    <meta:document-statistic meta:table-count="7" meta:image-count="0" meta:object-count="0" meta:page-count="11" meta:paragraph-count="151" meta:word-count="1891" meta:character-count="13874" meta:non-whitespace-character-count="12068"/>
    <meta:user-defined meta:name="AppVersion">15.0000</meta:user-defined>
  </office:meta>
</office:document-meta>
</file>